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97cm"/>
    </style:style>
    <style:style style:name="co4" style:family="table-column">
      <style:table-column-properties fo:break-before="auto" style:column-width="4.725cm"/>
    </style:style>
    <style:style style:name="co5" style:family="table-column">
      <style:table-column-properties fo:break-before="auto" style:column-width="5.184cm"/>
    </style:style>
    <style:style style:name="co6" style:family="table-column">
      <style:table-column-properties fo:break-before="auto" style:column-width="5.085cm"/>
    </style:style>
    <style:style style:name="co7" style:family="table-column">
      <style:table-column-properties fo:break-before="auto" style:column-width="5.906cm"/>
    </style:style>
    <style:style style:name="co8" style:family="table-column">
      <style:table-column-properties fo:break-before="auto" style:column-width="5.84cm"/>
    </style:style>
    <style:style style:name="co9" style:family="table-column">
      <style:table-column-properties fo:break-before="auto" style:column-width="4.561cm"/>
    </style:style>
    <style:style style:name="co10" style:family="table-column">
      <style:table-column-properties fo:break-before="auto" style:column-width="5.212cm"/>
    </style:style>
    <style:style style:name="co11" style:family="table-column">
      <style:table-column-properties fo:break-before="auto" style:column-width="6.408cm"/>
    </style:style>
    <style:style style:name="co12" style:family="table-column">
      <style:table-column-properties fo:break-before="auto" style:column-width="5.826cm"/>
    </style:style>
    <style:style style:name="co13" style:family="table-column">
      <style:table-column-properties fo:break-before="auto" style:column-width="4.14cm"/>
    </style:style>
    <style:style style:name="co14" style:family="table-column">
      <style:table-column-properties fo:break-before="auto" style:column-width="4.385cm"/>
    </style:style>
    <style:style style:name="co15" style:family="table-column">
      <style:table-column-properties fo:break-before="auto" style:column-width="3.097cm"/>
    </style:style>
    <style:style style:name="co16" style:family="table-column">
      <style:table-column-properties fo:break-before="auto" style:column-width="2.944cm"/>
    </style:style>
    <style:style style:name="co17" style:family="table-column">
      <style:table-column-properties fo:break-before="auto" style:column-width="3.34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4" style:family="table-cell" style:parent-style-name="Default">
      <style:table-cell-properties fo:border="none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order="0.74pt solid #000000"/>
      <style:text-properties style:font-name="Arial" fo:font-size="11pt" style:font-size-asian="11pt" style:font-size-complex="11pt"/>
    </style:style>
    <style:style style:name="ce16" style:family="table-cell" style:parent-style-name="Default"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2">
      <style:table-cell-properties style:text-align-source="fix" style:repeat-content="false" fo:padding="0.071cm"/>
      <style:paragraph-properties fo:text-align="center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1">
      <style:table-cell-properties fo:border="0.74pt solid #000000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 style:data-style-name="N153">
      <style:table-cell-properties fo:border="0.74pt solid #000000"/>
      <style:text-properties style:font-name="Arial" fo:font-size="11pt" style:font-size-asian="11pt" style:font-size-complex="11pt"/>
    </style:style>
    <style:style style:name="ce25" style:family="table-cell" style:parent-style-name="Default" style:data-style-name="N153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" style:family="table-cell" style:parent-style-name="Default" style:data-style-name="N153">
      <style:table-cell-properties fo:background-color="#81d41a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.932cm" svg:height="11.211cm" svg:x="6.706cm" svg:y="34.954cm">
            <draw:object draw:notify-on-update-of-ranges="Hoja1.E20:Hoja1.E36 Hoja1.F20:Hoja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952cm" svg:height="11.222cm" svg:x="28.67cm" svg:y="34.954cm">
            <draw:object draw:notify-on-update-of-ranges="Hoja1.E20:Hoja1.E36 Hoja1.G20:Hoja1.G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4" table:number-columns-repeated="3"/>
          <table:table-cell table:style-name="ce16" table:number-columns-repeated="14"/>
        </table:table-row>
        <table:table-row table:style-name="ro1">
          <table:table-cell table:style-name="ce15" office:value-type="string" calcext:value-type="string">
            <text:p>Nivel de aceptación</text:p>
          </table:table-cell>
          <table:table-cell table:style-name="ce19" office:value-type="percentage" office:value="0.9" calcext:value-type="percentage">
            <text:p>90,00 %</text:p>
          </table:table-cell>
          <table:table-cell table:style-name="ce16" office:value-type="float" office:value="0.9" calcext:value-type="float">
            <text:p>0,9</text:p>
          </table:table-cell>
          <table:table-cell table:style-name="ce16"/>
          <table:table-cell table:style-name="ce26" office:value-type="string" calcext:value-type="string">
            <text:p>Hipótesis Nula H0</text:p>
          </table:table-cell>
          <table:table-cell table:style-name="ce16" table:number-columns-repeated="12"/>
        </table:table-row>
        <table:table-row table:style-name="ro1">
          <table:table-cell table:style-name="ce15" office:value-type="string" calcext:value-type="string">
            <text:p>Nivel de rechazo</text:p>
          </table:table-cell>
          <table:table-cell table:style-name="ce19" office:value-type="percentage" office:value="0.1" calcext:value-type="percentage">
            <text:p>10,00 %</text:p>
          </table:table-cell>
          <table:table-cell table:style-name="ce16" office:value-type="float" office:value="0.1" calcext:value-type="float">
            <text:p>0,1</text:p>
          </table:table-cell>
          <table:table-cell table:style-name="ce16"/>
          <table:table-cell table:style-name="ce15" office:value-type="string" calcext:value-type="string" table:number-columns-spanned="7" table:number-rows-spanned="1">
            <text:p>La altura en metro de los jugadores de los clubes Arsenal, Argentinos Jr, Boca y Colón de la liga de futbol de Argentina del año 2008 siguen una distribución normal y además son independiente de otras variables</text:p>
          </table:table-cell>
          <table:covered-table-cell table:number-columns-repeated="6" table:style-name="ce15"/>
          <table:table-cell table:style-name="ce16" table:number-columns-repeated="6"/>
        </table:table-row>
        <table:table-row table:style-name="ro1">
          <table:table-cell table:style-name="ce14" table:number-columns-repeated="3"/>
          <table:table-cell table:style-name="ce16" table:number-columns-repeated="14"/>
        </table:table-row>
        <table:table-row table:style-name="ro1">
          <table:table-cell table:style-name="ce16" table:number-columns-repeated="17"/>
        </table:table-row>
        <table:table-row table:style-name="ro1">
          <table:table-cell table:style-name="ce17" office:value-type="string" calcext:value-type="string">
            <text:p>N2</text:p>
          </table:table-cell>
          <table:table-cell table:style-name="ce16"/>
          <table:table-cell table:style-name="ce15" office:value-type="string" calcext:value-type="string">
            <text:p>N</text:p>
          </table:table-cell>
          <table:table-cell table:style-name="ce15" table:formula="of:=+COUNT(RND)" office:value-type="float" office:value="200" calcext:value-type="float">
            <text:p>200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/>
          <table:table-cell table:style-name="ce15" office:value-type="string" calcext:value-type="string">
            <text:p>Máximo</text:p>
          </table:table-cell>
          <table:table-cell table:style-name="ce15" table:formula="of:=+MAX(RND)" office:value-type="float" office:value="1.99" calcext:value-type="float">
            <text:p>1,99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/>
          <table:table-cell table:style-name="ce15" office:value-type="string" calcext:value-type="string">
            <text:p>Mínimo</text:p>
          </table:table-cell>
          <table:table-cell table:style-name="ce15" table:formula="of:=+MIN(RND)" office:value-type="float" office:value="1.63" calcext:value-type="float">
            <text:p>1,63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9" calcext:value-type="float">
            <text:p>1,90</text:p>
          </table:table-cell>
          <table:table-cell table:style-name="ce16"/>
          <table:table-cell table:style-name="ce15" office:value-type="string" calcext:value-type="string">
            <text:p>Rango</text:p>
          </table:table-cell>
          <table:table-cell table:style-name="ce15" table:formula="of:=+[.D7]-[.D8]" office:value-type="float" office:value="0.36" calcext:value-type="float">
            <text:p>0,36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91" calcext:value-type="float">
            <text:p>1,91</text:p>
          </table:table-cell>
          <table:table-cell table:style-name="ce16"/>
          <table:table-cell table:style-name="ce15" office:value-type="string" calcext:value-type="string">
            <text:p>Intervalos</text:p>
          </table:table-cell>
          <table:table-cell table:style-name="ce15" office:value-type="float" office:value="17" calcext:value-type="float">
            <text:p>17</text:p>
          </table:table-cell>
          <table:table-cell table:style-name="ce16" table:formula="of:=+SQRT(RND)" office:value-type="float" office:value="1.38202749610853" calcext:value-type="float">
            <text:p>1,38202749610853</text:p>
          </table:table-cell>
          <table:table-cell table:style-name="ce16" table:number-columns-repeated="12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/>
          <table:table-cell table:style-name="ce15" office:value-type="string" calcext:value-type="string">
            <text:p>Amplitud</text:p>
          </table:table-cell>
          <table:table-cell table:style-name="ce24" table:formula="of:=+[.D9]/[.D10]" office:value-type="float" office:value="0.0211764705882353" calcext:value-type="float">
            <text:p>0,0212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/>
          <table:table-cell table:style-name="ce15" office:value-type="string" calcext:value-type="string">
            <text:p>Media</text:p>
          </table:table-cell>
          <table:table-cell table:style-name="ce24" table:formula="of:=+AVERAGE(RND)" office:value-type="float" office:value="1.79415" calcext:value-type="float">
            <text:p>1,7942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/>
          <table:table-cell table:style-name="ce20" office:value-type="string" calcext:value-type="string">
            <text:p>Varianza muestra</text:p>
          </table:table-cell>
          <table:table-cell table:style-name="ce24" table:formula="of:=+COM.MICROSOFT.VAR.S(RND)" office:value-type="float" office:value="0.00400128391959799" calcext:value-type="float">
            <text:p>0,0040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/>
          <table:table-cell table:style-name="ce20" office:value-type="string" calcext:value-type="string">
            <text:p>Varianza población</text:p>
          </table:table-cell>
          <table:table-cell table:style-name="ce24" table:formula="of:=+COM.MICROSOFT.VAR.P(RND)" office:value-type="float" office:value="0.0039812775" calcext:value-type="float">
            <text:p>0,0040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/>
          <table:table-cell table:style-name="ce20" office:value-type="string" calcext:value-type="string">
            <text:p>Desviación muestra</text:p>
          </table:table-cell>
          <table:table-cell table:style-name="ce24" table:formula="of:=+SQRT([.D13])" office:value-type="float" office:value="0.0632557026646451" calcext:value-type="float">
            <text:p>0,0633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/>
          <table:table-cell table:style-name="ce20" office:value-type="string" calcext:value-type="string">
            <text:p>Desviación población</text:p>
          </table:table-cell>
          <table:table-cell table:style-name="ce24" table:formula="of:=+SQRT([.D14])" office:value-type="float" office:value="0.0630973652381777" calcext:value-type="float">
            <text:p>0,0631</text:p>
          </table:table-cell>
          <table:table-cell table:style-name="ce16" table:number-columns-repeated="13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/>
          <table:table-cell table:style-name="ce8" office:value-type="string" calcext:value-type="string" table:number-columns-spanned="6" table:number-rows-spanned="1">
            <text:p>Chi cuadrado</text:p>
          </table:table-cell>
          <table:covered-table-cell table:number-columns-repeated="5" table:style-name="ce16"/>
          <table:table-cell table:style-name="ce16"/>
          <table:table-cell table:style-name="ce8" office:value-type="string" calcext:value-type="string" table:number-columns-spanned="4" table:number-rows-spanned="1">
            <text:p>Chi cuadrado</text:p>
          </table:table-cell>
          <table:covered-table-cell table:number-columns-repeated="3" table:style-name="ce16"/>
          <table:table-cell table:style-name="ce16" table:number-columns-repeated="4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/>
          <table:table-cell table:style-name="ce22" office:value-type="string" calcext:value-type="string">
            <text:p>Intervalos</text:p>
          </table:table-cell>
          <table:table-cell table:style-name="ce22" office:value-type="string" calcext:value-type="string">
            <text:p>Limite inferior</text:p>
          </table:table-cell>
          <table:table-cell table:style-name="ce22" office:value-type="string" calcext:value-type="string">
            <text:p>Limite superior</text:p>
          </table:table-cell>
          <table:table-cell table:style-name="ce22" office:value-type="string" calcext:value-type="string">
            <text:p>Frecuencia observada</text:p>
          </table:table-cell>
          <table:table-cell table:style-name="ce22" office:value-type="string" calcext:value-type="string">
            <text:p>Frecuencia esperada</text:p>
          </table:table-cell>
          <table:table-cell table:style-name="ce22" office:value-type="string" calcext:value-type="string">
            <text:p>((FO – FE)²/FE)</text:p>
          </table:table-cell>
          <table:table-cell table:style-name="ce16"/>
          <table:table-cell table:style-name="ce22" office:value-type="string" calcext:value-type="string">
            <text:p>Intervalos</text:p>
          </table:table-cell>
          <table:table-cell table:style-name="ce22" office:value-type="string" calcext:value-type="string">
            <text:p>Frecuencia observada</text:p>
          </table:table-cell>
          <table:table-cell table:style-name="ce22" office:value-type="string" calcext:value-type="string">
            <text:p>Frecuencia esperada</text:p>
          </table:table-cell>
          <table:table-cell table:style-name="ce22" office:value-type="string" calcext:value-type="string">
            <text:p>((FO – FE)²/FE)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5" table:formula="of:=+[.D8]" office:value-type="float" office:value="1.63" calcext:value-type="float">
            <text:p>1,6300</text:p>
          </table:table-cell>
          <table:table-cell table:style-name="ce25" table:formula="of:=+([.D20]+[.D$11])" office:value-type="float" office:value="1.65117647058824" calcext:value-type="float">
            <text:p>1,6512</text:p>
          </table:table-cell>
          <table:table-cell table:style-name="ce23" table:number-matrix-columns-spanned="1" table:number-matrix-rows-spanned="18" table:formula="of:=+FREQUENCY(RND;[.E20:.E36])" office:value-type="float" office:value="4" calcext:value-type="float">
            <text:p>4</text:p>
          </table:table-cell>
          <table:table-cell table:style-name="ce25" table:formula="of:=+(NORMDIST([.E20];[.$D$12];[.$D$15];1)-NORMDIST([.D20];[.$D$12];[.$D$15];1))*[.$D$6]" office:value-type="float" office:value="1.43474480755536" calcext:value-type="float">
            <text:p>1,4347</text:p>
          </table:table-cell>
          <table:table-cell table:style-name="ce25" table:formula="of:=(([.F20]-[.G20])^2)/[.G20]" office:value-type="float" office:value="4.58655376740945" calcext:value-type="float">
            <text:p>4,5866</text:p>
          </table:table-cell>
          <table:table-cell table:style-name="ce16"/>
          <table:table-cell table:style-name="ce29" office:value-type="string" calcext:value-type="string">
            <text:p>1-2-3</text:p>
          </table:table-cell>
          <table:table-cell table:style-name="ce23" table:formula="of:=+SUM([.F20:.F22])" office:value-type="float" office:value="16" calcext:value-type="float">
            <text:p>16</text:p>
          </table:table-cell>
          <table:table-cell table:style-name="ce25" table:formula="of:=+SUM([.G20:.G22])" office:value-type="float" office:value="10.2219564895842" calcext:value-type="float">
            <text:p>10,2220</text:p>
          </table:table-cell>
          <table:table-cell table:style-name="ce25" table:formula="of:=(([.K20]-[.L20])^2)/[.L20]" office:value-type="float" office:value="3.2660857872245" calcext:value-type="float">
            <text:p>3,2661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93" calcext:value-type="float">
            <text:p>1,93</text:p>
          </table:table-cell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5" table:formula="of:=+[.E20]" office:value-type="float" office:value="1.65117647058824" calcext:value-type="float">
            <text:p>1,6512</text:p>
          </table:table-cell>
          <table:table-cell table:style-name="ce25" table:formula="of:=+([.D21]+[.D$11])" office:value-type="float" office:value="1.67235294117647" calcext:value-type="float">
            <text:p>1,6724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formula="of:=+(NORMDIST([.E21];[.$D$12];[.$D$15];1)-NORMDIST([.D21];[.$D$12];[.$D$15];1))*[.$D$6]" office:value-type="float" office:value="3.0364477557897" calcext:value-type="float">
            <text:p>3,0364</text:p>
          </table:table-cell>
          <table:table-cell table:style-name="ce25" table:formula="of:=(([.F21]-[.G21])^2)/[.G21]" office:value-type="float" office:value="0.000437497697621385" calcext:value-type="float">
            <text:p>0,0004</text:p>
          </table:table-cell>
          <table:table-cell table:style-name="ce16"/>
          <table:table-cell table:style-name="ce23" office:value-type="float" office:value="4" calcext:value-type="float">
            <text:p>4</text:p>
          </table:table-cell>
          <table:table-cell table:style-name="ce23" table:formula="of:=[.F23]" office:value-type="float" office:value="11" calcext:value-type="float">
            <text:p>11</text:p>
          </table:table-cell>
          <table:table-cell table:style-name="ce25" table:formula="of:=[.G23]" office:value-type="float" office:value="9.7466862077221" calcext:value-type="float">
            <text:p>9,7467</text:p>
          </table:table-cell>
          <table:table-cell table:style-name="ce25" table:formula="of:=(([.K21]-[.L21])^2)/[.L21]" office:value-type="float" office:value="0.161162001980684" calcext:value-type="float">
            <text:p>0,1612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/>
          <table:table-cell table:style-name="ce23" office:value-type="float" office:value="3" calcext:value-type="float">
            <text:p>3</text:p>
          </table:table-cell>
          <table:table-cell table:style-name="ce25" table:formula="of:=+[.E21]" office:value-type="float" office:value="1.67235294117647" calcext:value-type="float">
            <text:p>1,6724</text:p>
          </table:table-cell>
          <table:table-cell table:style-name="ce25" table:formula="of:=+([.D22]+[.D$11])" office:value-type="float" office:value="1.69352941176471" calcext:value-type="float">
            <text:p>1,6935</text:p>
          </table:table-cell>
          <table:table-cell table:style-name="ce23" office:value-type="float" office:value="9" calcext:value-type="float">
            <text:p>9</text:p>
          </table:table-cell>
          <table:table-cell table:style-name="ce25" table:formula="of:=+(NORMDIST([.E22];[.$D$12];[.$D$15];1)-NORMDIST([.D22];[.$D$12];[.$D$15];1))*[.$D$6]" office:value-type="float" office:value="5.75076392623916" calcext:value-type="float">
            <text:p>5,7508</text:p>
          </table:table-cell>
          <table:table-cell table:style-name="ce25" table:formula="of:=(([.F22]-[.G22])^2)/[.G22]" office:value-type="float" office:value="1.83584914951171" calcext:value-type="float">
            <text:p>1,8358</text:p>
          </table:table-cell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3" table:formula="of:=[.F24]" office:value-type="float" office:value="5" calcext:value-type="float">
            <text:p>5</text:p>
          </table:table-cell>
          <table:table-cell table:style-name="ce25" table:formula="of:=[.G24]" office:value-type="float" office:value="14.7830065666916" calcext:value-type="float">
            <text:p>14,7830</text:p>
          </table:table-cell>
          <table:table-cell table:style-name="ce25" table:formula="of:=(([.K22]-[.L22])^2)/[.L22]" office:value-type="float" office:value="6.47413752081895" calcext:value-type="float">
            <text:p>6,4741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66" calcext:value-type="float">
            <text:p>1,66</text:p>
          </table:table-cell>
          <table:table-cell table:style-name="ce16"/>
          <table:table-cell table:style-name="ce23" office:value-type="float" office:value="4" calcext:value-type="float">
            <text:p>4</text:p>
          </table:table-cell>
          <table:table-cell table:style-name="ce25" table:formula="of:=+[.E22]" office:value-type="float" office:value="1.69352941176471" calcext:value-type="float">
            <text:p>1,6935</text:p>
          </table:table-cell>
          <table:table-cell table:style-name="ce25" table:formula="of:=+([.D23]+[.D$11])" office:value-type="float" office:value="1.71470588235294" calcext:value-type="float">
            <text:p>1,7147</text:p>
          </table:table-cell>
          <table:table-cell table:style-name="ce23" office:value-type="float" office:value="11" calcext:value-type="float">
            <text:p>11</text:p>
          </table:table-cell>
          <table:table-cell table:style-name="ce25" table:formula="of:=+(NORMDIST([.E23];[.$D$12];[.$D$15];1)-NORMDIST([.D23];[.$D$12];[.$D$15];1))*[.$D$6]" office:value-type="float" office:value="9.7466862077221" calcext:value-type="float">
            <text:p>9,7467</text:p>
          </table:table-cell>
          <table:table-cell table:style-name="ce25" table:formula="of:=(([.F23]-[.G23])^2)/[.G23]" office:value-type="float" office:value="0.161162001980684" calcext:value-type="float">
            <text:p>0,1612</text:p>
          </table:table-cell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23" table:formula="of:=[.F25]" office:value-type="float" office:value="17" calcext:value-type="float">
            <text:p>17</text:p>
          </table:table-cell>
          <table:table-cell table:style-name="ce25" table:formula="of:=[.G25]" office:value-type="float" office:value="20.0652689347356" calcext:value-type="float">
            <text:p>20,0653</text:p>
          </table:table-cell>
          <table:table-cell table:style-name="ce25" table:formula="of:=(([.K23]-[.L23])^2)/[.L23]" office:value-type="float" office:value="0.468265522521337" calcext:value-type="float">
            <text:p>0,4683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74" calcext:value-type="float">
            <text:p>1,74</text:p>
          </table:table-cell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5" table:formula="of:=+[.E23]" office:value-type="float" office:value="1.71470588235294" calcext:value-type="float">
            <text:p>1,7147</text:p>
          </table:table-cell>
          <table:table-cell table:style-name="ce25" table:formula="of:=+([.D24]+[.D$11])" office:value-type="float" office:value="1.73588235294118" calcext:value-type="float">
            <text:p>1,7359</text:p>
          </table:table-cell>
          <table:table-cell table:style-name="ce23" office:value-type="float" office:value="5" calcext:value-type="float">
            <text:p>5</text:p>
          </table:table-cell>
          <table:table-cell table:style-name="ce25" table:formula="of:=+(NORMDIST([.E24];[.$D$12];[.$D$15];1)-NORMDIST([.D24];[.$D$12];[.$D$15];1))*[.$D$6]" office:value-type="float" office:value="14.7830065666916" calcext:value-type="float">
            <text:p>14,7830</text:p>
          </table:table-cell>
          <table:table-cell table:style-name="ce25" table:formula="of:=(([.F24]-[.G24])^2)/[.G24]" office:value-type="float" office:value="6.47413752081895" calcext:value-type="float">
            <text:p>6,4741</text:p>
          </table:table-cell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23" table:formula="of:=[.F26]" office:value-type="float" office:value="17" calcext:value-type="float">
            <text:p>17</text:p>
          </table:table-cell>
          <table:table-cell table:style-name="ce25" table:formula="of:=[.G26]" office:value-type="float" office:value="24.3727857808397" calcext:value-type="float">
            <text:p>24,3728</text:p>
          </table:table-cell>
          <table:table-cell table:style-name="ce25" table:formula="of:=(([.K24]-[.L24])^2)/[.L24]" office:value-type="float" office:value="2.23027316856347" calcext:value-type="float">
            <text:p>2,2303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25" table:formula="of:=+[.E24]" office:value-type="float" office:value="1.73588235294118" calcext:value-type="float">
            <text:p>1,7359</text:p>
          </table:table-cell>
          <table:table-cell table:style-name="ce25" table:formula="of:=+([.D25]+[.D$11])" office:value-type="float" office:value="1.75705882352941" calcext:value-type="float">
            <text:p>1,7571</text:p>
          </table:table-cell>
          <table:table-cell table:style-name="ce23" office:value-type="float" office:value="17" calcext:value-type="float">
            <text:p>17</text:p>
          </table:table-cell>
          <table:table-cell table:style-name="ce25" table:formula="of:=+(NORMDIST([.E25];[.$D$12];[.$D$15];1)-NORMDIST([.D25];[.$D$12];[.$D$15];1))*[.$D$6]" office:value-type="float" office:value="20.0652689347356" calcext:value-type="float">
            <text:p>20,0653</text:p>
          </table:table-cell>
          <table:table-cell table:style-name="ce25" table:formula="of:=(([.F25]-[.G25])^2)/[.G25]" office:value-type="float" office:value="0.468265522521337" calcext:value-type="float">
            <text:p>0,4683</text:p>
          </table:table-cell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23" table:formula="of:=[.F27]" office:value-type="float" office:value="28" calcext:value-type="float">
            <text:p>28</text:p>
          </table:table-cell>
          <table:table-cell table:style-name="ce25" table:formula="of:=[.G27]" office:value-type="float" office:value="26.4938037391556" calcext:value-type="float">
            <text:p>26,4938</text:p>
          </table:table-cell>
          <table:table-cell table:style-name="ce25" table:formula="of:=(([.K25]-[.L25])^2)/[.L25]" office:value-type="float" office:value="0.0856285944637242" calcext:value-type="float">
            <text:p>0,0856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25" table:formula="of:=+[.E25]" office:value-type="float" office:value="1.75705882352941" calcext:value-type="float">
            <text:p>1,7571</text:p>
          </table:table-cell>
          <table:table-cell table:style-name="ce25" table:formula="of:=+([.D26]+[.D$11])" office:value-type="float" office:value="1.77823529411765" calcext:value-type="float">
            <text:p>1,7782</text:p>
          </table:table-cell>
          <table:table-cell table:style-name="ce23" office:value-type="float" office:value="17" calcext:value-type="float">
            <text:p>17</text:p>
          </table:table-cell>
          <table:table-cell table:style-name="ce25" table:formula="of:=+(NORMDIST([.E26];[.$D$12];[.$D$15];1)-NORMDIST([.D26];[.$D$12];[.$D$15];1))*[.$D$6]" office:value-type="float" office:value="24.3727857808397" calcext:value-type="float">
            <text:p>24,3728</text:p>
          </table:table-cell>
          <table:table-cell table:style-name="ce25" table:formula="of:=(([.F26]-[.G26])^2)/[.G26]" office:value-type="float" office:value="2.23027316856347" calcext:value-type="float">
            <text:p>2,2303</text:p>
          </table:table-cell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23" table:formula="of:=[.F28]" office:value-type="float" office:value="39" calcext:value-type="float">
            <text:p>39</text:p>
          </table:table-cell>
          <table:table-cell table:style-name="ce25" table:formula="of:=[.G28]" office:value-type="float" office:value="25.7728733328523" calcext:value-type="float">
            <text:p>25,7729</text:p>
          </table:table-cell>
          <table:table-cell table:style-name="ce25" table:formula="of:=(([.K26]-[.L26])^2)/[.L26]" office:value-type="float" office:value="6.78841189374702" calcext:value-type="float">
            <text:p>6,7884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25" table:formula="of:=+[.E26]" office:value-type="float" office:value="1.77823529411765" calcext:value-type="float">
            <text:p>1,7782</text:p>
          </table:table-cell>
          <table:table-cell table:style-name="ce25" table:formula="of:=+([.D27]+[.D$11])" office:value-type="float" office:value="1.79941176470588" calcext:value-type="float">
            <text:p>1,7994</text:p>
          </table:table-cell>
          <table:table-cell table:style-name="ce23" office:value-type="float" office:value="28" calcext:value-type="float">
            <text:p>28</text:p>
          </table:table-cell>
          <table:table-cell table:style-name="ce25" table:formula="of:=+(NORMDIST([.E27];[.$D$12];[.$D$15];1)-NORMDIST([.D27];[.$D$12];[.$D$15];1))*[.$D$6]" office:value-type="float" office:value="26.4938037391556" calcext:value-type="float">
            <text:p>26,4938</text:p>
          </table:table-cell>
          <table:table-cell table:style-name="ce25" table:formula="of:=(([.F27]-[.G27])^2)/[.G27]" office:value-type="float" office:value="0.0856285944637242" calcext:value-type="float">
            <text:p>0,0856</text:p>
          </table:table-cell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23" table:formula="of:=[.F29]" office:value-type="float" office:value="22" calcext:value-type="float">
            <text:p>22</text:p>
          </table:table-cell>
          <table:table-cell table:style-name="ce25" table:formula="of:=[.G29]" office:value-type="float" office:value="22.4367838760146" calcext:value-type="float">
            <text:p>22,4368</text:p>
          </table:table-cell>
          <table:table-cell table:style-name="ce25" table:formula="of:=(([.K27]-[.L27])^2)/[.L27]" office:value-type="float" office:value="0.00850300806927533" calcext:value-type="float">
            <text:p>0,0085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25" table:formula="of:=+[.E27]" office:value-type="float" office:value="1.79941176470588" calcext:value-type="float">
            <text:p>1,7994</text:p>
          </table:table-cell>
          <table:table-cell table:style-name="ce25" table:formula="of:=+([.D28]+[.D$11])" office:value-type="float" office:value="1.82058823529412" calcext:value-type="float">
            <text:p>1,8206</text:p>
          </table:table-cell>
          <table:table-cell table:style-name="ce23" office:value-type="float" office:value="39" calcext:value-type="float">
            <text:p>39</text:p>
          </table:table-cell>
          <table:table-cell table:style-name="ce25" table:formula="of:=+(NORMDIST([.E28];[.$D$12];[.$D$15];1)-NORMDIST([.D28];[.$D$12];[.$D$15];1))*[.$D$6]" office:value-type="float" office:value="25.7728733328523" calcext:value-type="float">
            <text:p>25,7729</text:p>
          </table:table-cell>
          <table:table-cell table:style-name="ce25" table:formula="of:=(([.F28]-[.G28])^2)/[.G28]" office:value-type="float" office:value="6.78841189374702" calcext:value-type="float">
            <text:p>6,7884</text:p>
          </table:table-cell>
          <table:table-cell table:style-name="ce16"/>
          <table:table-cell table:style-name="ce23" office:value-type="float" office:value="11" calcext:value-type="float">
            <text:p>11</text:p>
          </table:table-cell>
          <table:table-cell table:style-name="ce23" table:formula="of:=[.F30]" office:value-type="float" office:value="22" calcext:value-type="float">
            <text:p>22</text:p>
          </table:table-cell>
          <table:table-cell table:style-name="ce25" table:formula="of:=[.G30]" office:value-type="float" office:value="17.4798180208978" calcext:value-type="float">
            <text:p>17,4798</text:p>
          </table:table-cell>
          <table:table-cell table:style-name="ce25" table:formula="of:=(([.K28]-[.L28])^2)/[.L28]" office:value-type="float" office:value="1.16889346901512" calcext:value-type="float">
            <text:p>1,1689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94" calcext:value-type="float">
            <text:p>1,94</text:p>
          </table:table-cell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25" table:formula="of:=+[.E28]" office:value-type="float" office:value="1.82058823529412" calcext:value-type="float">
            <text:p>1,8206</text:p>
          </table:table-cell>
          <table:table-cell table:style-name="ce25" table:formula="of:=+([.D29]+[.D$11])" office:value-type="float" office:value="1.84176470588235" calcext:value-type="float">
            <text:p>1,8418</text:p>
          </table:table-cell>
          <table:table-cell table:style-name="ce23" office:value-type="float" office:value="22" calcext:value-type="float">
            <text:p>22</text:p>
          </table:table-cell>
          <table:table-cell table:style-name="ce25" table:formula="of:=+(NORMDIST([.E29];[.$D$12];[.$D$15];1)-NORMDIST([.D29];[.$D$12];[.$D$15];1))*[.$D$6]" office:value-type="float" office:value="22.4367838760146" calcext:value-type="float">
            <text:p>22,4368</text:p>
          </table:table-cell>
          <table:table-cell table:style-name="ce25" table:formula="of:=(([.F29]-[.G29])^2)/[.G29]" office:value-type="float" office:value="0.00850300806927533" calcext:value-type="float">
            <text:p>0,0085</text:p>
          </table:table-cell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23" table:formula="of:=[.F31]" office:value-type="float" office:value="13" calcext:value-type="float">
            <text:p>13</text:p>
          </table:table-cell>
          <table:table-cell table:style-name="ce25" table:formula="of:=[.G31]" office:value-type="float" office:value="12.1868224373551" calcext:value-type="float">
            <text:p>12,1868</text:p>
          </table:table-cell>
          <table:table-cell table:style-name="ce25" table:formula="of:=(([.K29]-[.L29])^2)/[.L29]" office:value-type="float" office:value="0.0542600626035388" calcext:value-type="float">
            <text:p>0,0543</text:p>
          </table:table-cell>
          <table:table-cell table:style-name="ce22" office:value-type="string" calcext:value-type="string">
            <text:p>Grados de libertad</text:p>
          </table:table-cell>
          <table:table-cell table:style-name="ce22" office:value-type="string" calcext:value-type="string">
            <text:p>CHI Calculado</text:p>
          </table:table-cell>
          <table:table-cell table:style-name="ce22" office:value-type="string" calcext:value-type="string">
            <text:p>CHI Tabla</text:p>
          </table:table-cell>
          <table:table-cell table:style-name="ce17"/>
        </table:table-row>
        <table:table-row table:style-name="ro1">
          <table:table-cell table:style-name="ce18" office:value-type="float" office:value="1.9" calcext:value-type="float">
            <text:p>1,90</text:p>
          </table:table-cell>
          <table:table-cell table:style-name="ce16"/>
          <table:table-cell table:style-name="ce23" office:value-type="float" office:value="11" calcext:value-type="float">
            <text:p>11</text:p>
          </table:table-cell>
          <table:table-cell table:style-name="ce25" table:formula="of:=+[.E29]" office:value-type="float" office:value="1.84176470588235" calcext:value-type="float">
            <text:p>1,8418</text:p>
          </table:table-cell>
          <table:table-cell table:style-name="ce25" table:formula="of:=+([.D30]+[.D$11])" office:value-type="float" office:value="1.86294117647059" calcext:value-type="float">
            <text:p>1,8629</text:p>
          </table:table-cell>
          <table:table-cell table:style-name="ce23" office:value-type="float" office:value="22" calcext:value-type="float">
            <text:p>22</text:p>
          </table:table-cell>
          <table:table-cell table:style-name="ce25" table:formula="of:=+(NORMDIST([.E30];[.$D$12];[.$D$15];1)-NORMDIST([.D30];[.$D$12];[.$D$15];1))*[.$D$6]" office:value-type="float" office:value="17.4798180208978" calcext:value-type="float">
            <text:p>17,4798</text:p>
          </table:table-cell>
          <table:table-cell table:style-name="ce25" table:formula="of:=(([.F30]-[.G30])^2)/[.G30]" office:value-type="float" office:value="1.16889346901512" calcext:value-type="float">
            <text:p>1,1689</text:p>
          </table:table-cell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23" table:formula="of:=[.F32]" office:value-type="float" office:value="5" calcext:value-type="float">
            <text:p>5</text:p>
          </table:table-cell>
          <table:table-cell table:style-name="ce25" table:formula="of:=[.G32]" office:value-type="float" office:value="7.60360450604245" calcext:value-type="float">
            <text:p>7,6036</text:p>
          </table:table-cell>
          <table:table-cell table:style-name="ce25" table:formula="of:=(([.K30]-[.L30])^2)/[.L30]" office:value-type="float" office:value="0.891518807757241" calcext:value-type="float">
            <text:p>0,8915</text:p>
          </table:table-cell>
          <table:table-cell table:style-name="ce23" office:value-type="float" office:value="12" calcext:value-type="float">
            <text:p>12</text:p>
          </table:table-cell>
          <table:table-cell table:style-name="ce25" table:formula="of:=+SUM([.M20:.M31])" office:value-type="float" office:value="22.5408304773306" calcext:value-type="float">
            <text:p>22,5408</text:p>
          </table:table-cell>
          <table:table-cell table:style-name="ce25" table:formula="of:=+LEGACY.CHIINV([.C3];12-1-2)" office:value-type="float" office:value="14.6836565732598" calcext:value-type="float">
            <text:p>14,6837</text:p>
          </table:table-cell>
          <table:table-cell table:style-name="ce23" office:value-type="string" calcext:value-type="string">
            <text:p>Se rechaza H0</text:p>
          </table:table-cell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25" table:formula="of:=+[.E30]" office:value-type="float" office:value="1.86294117647059" calcext:value-type="float">
            <text:p>1,8629</text:p>
          </table:table-cell>
          <table:table-cell table:style-name="ce25" table:formula="of:=+([.D31]+[.D$11])" office:value-type="float" office:value="1.88411764705882" calcext:value-type="float">
            <text:p>1,8841</text:p>
          </table:table-cell>
          <table:table-cell table:style-name="ce23" office:value-type="float" office:value="13" calcext:value-type="float">
            <text:p>13</text:p>
          </table:table-cell>
          <table:table-cell table:style-name="ce25" table:formula="of:=+(NORMDIST([.E31];[.$D$12];[.$D$15];1)-NORMDIST([.D31];[.$D$12];[.$D$15];1))*[.$D$6]" office:value-type="float" office:value="12.1868224373551" calcext:value-type="float">
            <text:p>12,1868</text:p>
          </table:table-cell>
          <table:table-cell table:style-name="ce25" table:formula="of:=(([.F31]-[.G31])^2)/[.G31]" office:value-type="float" office:value="0.0542600626035388" calcext:value-type="float">
            <text:p>0,0543</text:p>
          </table:table-cell>
          <table:table-cell table:style-name="ce16"/>
          <table:table-cell table:style-name="ce29" office:value-type="string" calcext:value-type="string">
            <text:p>14-15-16-17</text:p>
          </table:table-cell>
          <table:table-cell table:style-name="ce23" table:formula="of:=SUM([.F33:.F36])" office:value-type="float" office:value="5" calcext:value-type="float">
            <text:p>5</text:p>
          </table:table-cell>
          <table:table-cell table:style-name="ce25" table:formula="of:=+SUM([.G33:.G36])" office:value-type="float" office:value="7.69470186291033" calcext:value-type="float">
            <text:p>7,6947</text:p>
          </table:table-cell>
          <table:table-cell table:style-name="ce25" table:formula="of:=(([.K31]-[.L31])^2)/[.L31]" office:value-type="float" office:value="0.943690640565761" calcext:value-type="float">
            <text:p>0,9437</text:p>
          </table:table-cell>
          <table:table-cell table:style-name="ce17" table:number-columns-repeated="4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25" table:formula="of:=+[.E31]" office:value-type="float" office:value="1.88411764705882" calcext:value-type="float">
            <text:p>1,8841</text:p>
          </table:table-cell>
          <table:table-cell table:style-name="ce25" table:formula="of:=+([.D32]+[.D$11])" office:value-type="float" office:value="1.90529411764706" calcext:value-type="float">
            <text:p>1,9053</text:p>
          </table:table-cell>
          <table:table-cell table:style-name="ce23" office:value-type="float" office:value="5" calcext:value-type="float">
            <text:p>5</text:p>
          </table:table-cell>
          <table:table-cell table:style-name="ce25" table:formula="of:=+(NORMDIST([.E32];[.$D$12];[.$D$15];1)-NORMDIST([.D32];[.$D$12];[.$D$15];1))*[.$D$6]" office:value-type="float" office:value="7.60360450604245" calcext:value-type="float">
            <text:p>7,6036</text:p>
          </table:table-cell>
          <table:table-cell table:style-name="ce25" table:formula="of:=(([.F32]-[.G32])^2)/[.G32]" office:value-type="float" office:value="0.891518807757241" calcext:value-type="float">
            <text:p>0,8915</text:p>
          </table:table-cell>
          <table:table-cell table:style-name="ce16"/>
          <table:table-cell table:style-name="ce17"/>
          <table:table-cell table:style-name="ce27" table:formula="of:=+SUM([.K20:.K31])" office:value-type="float" office:value="200" calcext:value-type="float">
            <text:p>200</text:p>
          </table:table-cell>
          <table:table-cell table:style-name="ce28" table:formula="of:=+SUM([.L20:.L31])" office:value-type="float" office:value="198.858111754801" calcext:value-type="float">
            <text:p>198,8581</text:p>
          </table:table-cell>
          <table:table-cell table:style-name="ce17" table:number-columns-repeated="5"/>
        </table:table-row>
        <table:table-row table:style-name="ro1">
          <table:table-cell table:style-name="ce18" office:value-type="float" office:value="1.77" calcext:value-type="float">
            <text:p>1,77</text:p>
          </table:table-cell>
          <table:table-cell table:style-name="ce16"/>
          <table:table-cell table:style-name="ce23" office:value-type="float" office:value="14" calcext:value-type="float">
            <text:p>14</text:p>
          </table:table-cell>
          <table:table-cell table:style-name="ce25" table:formula="of:=+[.E32]" office:value-type="float" office:value="1.90529411764706" calcext:value-type="float">
            <text:p>1,9053</text:p>
          </table:table-cell>
          <table:table-cell table:style-name="ce25" table:formula="of:=+([.D33]+[.D$11])" office:value-type="float" office:value="1.92647058823529" calcext:value-type="float">
            <text:p>1,9265</text:p>
          </table:table-cell>
          <table:table-cell table:style-name="ce23" office:value-type="float" office:value="2" calcext:value-type="float">
            <text:p>2</text:p>
          </table:table-cell>
          <table:table-cell table:style-name="ce25" table:formula="of:=+(NORMDIST([.E33];[.$D$12];[.$D$15];1)-NORMDIST([.D33];[.$D$12];[.$D$15];1))*[.$D$6]" office:value-type="float" office:value="4.24542974798592" calcext:value-type="float">
            <text:p>4,2454</text:p>
          </table:table-cell>
          <table:table-cell table:style-name="ce25" table:formula="of:=(([.F33]-[.G33])^2)/[.G33]" office:value-type="float" office:value="1.18761940543995" calcext:value-type="float">
            <text:p>1,1876</text:p>
          </table:table-cell>
          <table:table-cell table:style-name="ce16" table:number-columns-repeated="9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/>
          <table:table-cell table:style-name="ce23" office:value-type="float" office:value="15" calcext:value-type="float">
            <text:p>15</text:p>
          </table:table-cell>
          <table:table-cell table:style-name="ce25" table:formula="of:=+[.E33]" office:value-type="float" office:value="1.92647058823529" calcext:value-type="float">
            <text:p>1,9265</text:p>
          </table:table-cell>
          <table:table-cell table:style-name="ce25" table:formula="of:=+([.D34]+[.D$11])" office:value-type="float" office:value="1.94764705882353" calcext:value-type="float">
            <text:p>1,9476</text:p>
          </table:table-cell>
          <table:table-cell table:style-name="ce23" office:value-type="float" office:value="2" calcext:value-type="float">
            <text:p>2</text:p>
          </table:table-cell>
          <table:table-cell table:style-name="ce25" table:formula="of:=+(NORMDIST([.E34];[.$D$12];[.$D$15];1)-NORMDIST([.D34];[.$D$12];[.$D$15];1))*[.$D$6]" office:value-type="float" office:value="2.12126056334359" calcext:value-type="float">
            <text:p>2,1213</text:p>
          </table:table-cell>
          <table:table-cell table:style-name="ce25" table:formula="of:=(([.F34]-[.G34])^2)/[.G34]" office:value-type="float" office:value="0.00693178597504671" calcext:value-type="float">
            <text:p>0,0069</text:p>
          </table:table-cell>
          <table:table-cell table:style-name="ce16" table:number-columns-repeated="9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/>
          <table:table-cell table:style-name="ce23" office:value-type="float" office:value="16" calcext:value-type="float">
            <text:p>16</text:p>
          </table:table-cell>
          <table:table-cell table:style-name="ce25" table:formula="of:=+[.E34]" office:value-type="float" office:value="1.94764705882353" calcext:value-type="float">
            <text:p>1,9476</text:p>
          </table:table-cell>
          <table:table-cell table:style-name="ce25" table:formula="of:=+([.D35]+[.D$11])" office:value-type="float" office:value="1.96882352941177" calcext:value-type="float">
            <text:p>1,9688</text:p>
          </table:table-cell>
          <table:table-cell table:style-name="ce23" office:value-type="float" office:value="0" calcext:value-type="float">
            <text:p>0</text:p>
          </table:table-cell>
          <table:table-cell table:style-name="ce25" table:formula="of:=+(NORMDIST([.E35];[.$D$12];[.$D$15];1)-NORMDIST([.D35];[.$D$12];[.$D$15];1))*[.$D$6]" office:value-type="float" office:value="0.948490974978" calcext:value-type="float">
            <text:p>0,9485</text:p>
          </table:table-cell>
          <table:table-cell table:style-name="ce25" table:formula="of:=(([.F35]-[.G35])^2)/[.G35]" office:value-type="float" office:value="0.948490974978" calcext:value-type="float">
            <text:p>0,9485</text:p>
          </table:table-cell>
          <table:table-cell table:style-name="ce16" table:number-columns-repeated="9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25" table:formula="of:=+[.E35]" office:value-type="float" office:value="1.96882352941177" calcext:value-type="float">
            <text:p>1,9688</text:p>
          </table:table-cell>
          <table:table-cell table:style-name="ce25" table:formula="of:=+([.D36]+[.D$11])" office:value-type="float" office:value="1.99" calcext:value-type="float">
            <text:p>1,9900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+(NORMDIST([.E36];[.$D$12];[.$D$15];1)-NORMDIST([.D36];[.$D$12];[.$D$15];1))*[.$D$6]" office:value-type="float" office:value="0.379520576602821" calcext:value-type="float">
            <text:p>0,3795</text:p>
          </table:table-cell>
          <table:table-cell table:style-name="ce25" table:formula="of:=(([.F36]-[.G36])^2)/[.G36]" office:value-type="float" office:value="1.01442382467237" calcext:value-type="float">
            <text:p>1,0144</text:p>
          </table:table-cell>
          <table:table-cell table:style-name="ce16" table:number-columns-repeated="9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/>
          <table:table-cell table:style-name="ce17" table:number-columns-repeated="3"/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6" table:number-columns-repeated="9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/>
          <table:table-cell table:style-name="ce17" table:number-columns-repeated="3"/>
          <table:table-cell table:style-name="ce27" table:formula="of:=+SUM([.F20:.F36])" office:value-type="float" office:value="200" calcext:value-type="float">
            <text:p>200</text:p>
          </table:table-cell>
          <table:table-cell table:style-name="ce28" table:formula="of:=+SUM([.G20:.G36])" office:value-type="float" office:value="198.858111754801" calcext:value-type="float">
            <text:p>198,8581</text:p>
          </table:table-cell>
          <table:table-cell table:style-name="ce17"/>
          <table:table-cell table:style-name="ce16" table:number-columns-repeated="9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7" calcext:value-type="float">
            <text:p>1,6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4" calcext:value-type="float">
            <text:p>1,6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/>
          <table:table-cell table:style-name="ce8" office:value-type="string" calcext:value-type="string" table:number-columns-spanned="10" table:number-rows-spanned="1">
            <text:p>Kolmogorov-smirnov</text:p>
          </table:table-cell>
          <table:covered-table-cell table:number-columns-repeated="9" table:style-name="ce16"/>
          <table:table-cell table:style-name="ce16" table:number-columns-repeated="5"/>
        </table:table-row>
        <table:table-row table:style-name="ro1">
          <table:table-cell table:style-name="ce18" office:value-type="float" office:value="1.69" calcext:value-type="float">
            <text:p>1,69</text:p>
          </table:table-cell>
          <table:table-cell table:style-name="ce16"/>
          <table:table-cell table:style-name="ce22" office:value-type="string" calcext:value-type="string">
            <text:p>Intervalos</text:p>
          </table:table-cell>
          <table:table-cell table:style-name="ce22" office:value-type="string" calcext:value-type="string">
            <text:p>Limite inferior</text:p>
          </table:table-cell>
          <table:table-cell table:style-name="ce22" office:value-type="string" calcext:value-type="string">
            <text:p>Limite superior</text:p>
          </table:table-cell>
          <table:table-cell table:style-name="ce22" office:value-type="string" calcext:value-type="string">
            <text:p>Frecuencia observada</text:p>
          </table:table-cell>
          <table:table-cell table:style-name="ce22" office:value-type="string" calcext:value-type="string">
            <text:p>Frecuencia esperada</text:p>
          </table:table-cell>
          <table:table-cell table:style-name="ce22" office:value-type="string" calcext:value-type="string">
            <text:p>P.F.O</text:p>
          </table:table-cell>
          <table:table-cell table:style-name="ce22" office:value-type="string" calcext:value-type="string">
            <text:p>P.F.E</text:p>
          </table:table-cell>
          <table:table-cell table:style-name="ce22" office:value-type="string" calcext:value-type="string">
            <text:p>A.P.F.O</text:p>
          </table:table-cell>
          <table:table-cell table:style-name="ce22" office:value-type="string" calcext:value-type="string">
            <text:p>A.P.F.E</text:p>
          </table:table-cell>
          <table:table-cell table:style-name="ce22" office:value-type="string" calcext:value-type="string">
            <text:p>A.P.F.O – A.P.F-E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99" calcext:value-type="float">
            <text:p>1,99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5" table:formula="of:=[.D20]" office:value-type="float" office:value="1.63" calcext:value-type="float">
            <text:p>1,6300</text:p>
          </table:table-cell>
          <table:table-cell table:style-name="ce25" table:formula="of:=[.E20]" office:value-type="float" office:value="1.65117647058824" calcext:value-type="float">
            <text:p>1,6512</text:p>
          </table:table-cell>
          <table:table-cell table:style-name="ce23" table:formula="of:=[.F20]" office:value-type="float" office:value="4" calcext:value-type="float">
            <text:p>4</text:p>
          </table:table-cell>
          <table:table-cell table:style-name="ce25" table:formula="of:=[.G20]" office:value-type="float" office:value="1.43474480755536" calcext:value-type="float">
            <text:p>1,4347</text:p>
          </table:table-cell>
          <table:table-cell table:style-name="ce23" table:formula="of:=[.F45]/[.$D$6]" office:value-type="float" office:value="0.02" calcext:value-type="float">
            <text:p>0,02</text:p>
          </table:table-cell>
          <table:table-cell table:style-name="ce25" table:formula="of:=NORMDIST([.E45]; [.$D$12]; [.$D$15]; 1) - NORMDIST([.D45]; [.$D$12]; [.$D$15]; 1)" office:value-type="float" office:value="0.00717372403777678" calcext:value-type="float">
            <text:p>0,0072</text:p>
          </table:table-cell>
          <table:table-cell table:style-name="ce25" table:formula="of:=[.H45]" office:value-type="float" office:value="0.02" calcext:value-type="float">
            <text:p>0,0200</text:p>
          </table:table-cell>
          <table:table-cell table:style-name="ce25" table:formula="of:=[.I45]" office:value-type="float" office:value="0.00717372403777678" calcext:value-type="float">
            <text:p>0,0072</text:p>
          </table:table-cell>
          <table:table-cell table:style-name="ce25" table:formula="of:=ABS([.J45]-[.K45])" office:value-type="float" office:value="0.0128262759622232" calcext:value-type="float">
            <text:p>0,0128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7" calcext:value-type="float">
            <text:p>1,87</text:p>
          </table:table-cell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5" table:formula="of:=[.D21]" office:value-type="float" office:value="1.65117647058824" calcext:value-type="float">
            <text:p>1,6512</text:p>
          </table:table-cell>
          <table:table-cell table:style-name="ce25" table:formula="of:=[.E21]" office:value-type="float" office:value="1.67235294117647" calcext:value-type="float">
            <text:p>1,6724</text:p>
          </table:table-cell>
          <table:table-cell table:style-name="ce23" table:formula="of:=[.F21]" office:value-type="float" office:value="3" calcext:value-type="float">
            <text:p>3</text:p>
          </table:table-cell>
          <table:table-cell table:style-name="ce25" table:formula="of:=[.G21]" office:value-type="float" office:value="3.0364477557897" calcext:value-type="float">
            <text:p>3,0364</text:p>
          </table:table-cell>
          <table:table-cell table:style-name="ce23" table:formula="of:=[.F46]/[.$D$6]" office:value-type="float" office:value="0.015" calcext:value-type="float">
            <text:p>0,015</text:p>
          </table:table-cell>
          <table:table-cell table:style-name="ce25" table:formula="of:=NORMDIST([.E46]; [.$D$12]; [.$D$15]; 1) - NORMDIST([.D46]; [.$D$12]; [.$D$15]; 1)" office:value-type="float" office:value="0.0151822387789485" calcext:value-type="float">
            <text:p>0,0152</text:p>
          </table:table-cell>
          <table:table-cell table:style-name="ce25" table:formula="of:=[.H46]+[.J45]" office:value-type="float" office:value="0.035" calcext:value-type="float">
            <text:p>0,0350</text:p>
          </table:table-cell>
          <table:table-cell table:style-name="ce25" table:formula="of:=[.I46]+[.K45]" office:value-type="float" office:value="0.0223559628167253" calcext:value-type="float">
            <text:p>0,0224</text:p>
          </table:table-cell>
          <table:table-cell table:style-name="ce25" table:formula="of:=ABS([.J46]-[.K46])" office:value-type="float" office:value="0.0126440371832747" calcext:value-type="float">
            <text:p>0,0126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63" calcext:value-type="float">
            <text:p>1,63</text:p>
          </table:table-cell>
          <table:table-cell table:style-name="ce16"/>
          <table:table-cell table:style-name="ce23" office:value-type="float" office:value="3" calcext:value-type="float">
            <text:p>3</text:p>
          </table:table-cell>
          <table:table-cell table:style-name="ce25" table:formula="of:=[.D22]" office:value-type="float" office:value="1.67235294117647" calcext:value-type="float">
            <text:p>1,6724</text:p>
          </table:table-cell>
          <table:table-cell table:style-name="ce25" table:formula="of:=[.E22]" office:value-type="float" office:value="1.69352941176471" calcext:value-type="float">
            <text:p>1,6935</text:p>
          </table:table-cell>
          <table:table-cell table:style-name="ce23" table:formula="of:=[.F22]" office:value-type="float" office:value="9" calcext:value-type="float">
            <text:p>9</text:p>
          </table:table-cell>
          <table:table-cell table:style-name="ce25" table:formula="of:=[.G22]" office:value-type="float" office:value="5.75076392623916" calcext:value-type="float">
            <text:p>5,7508</text:p>
          </table:table-cell>
          <table:table-cell table:style-name="ce23" table:formula="of:=[.F47]/[.$D$6]" office:value-type="float" office:value="0.045" calcext:value-type="float">
            <text:p>0,045</text:p>
          </table:table-cell>
          <table:table-cell table:style-name="ce25" table:formula="of:=NORMDIST([.E47]; [.$D$12]; [.$D$15]; 1) - NORMDIST([.D47]; [.$D$12]; [.$D$15]; 1)" office:value-type="float" office:value="0.0287538196311958" calcext:value-type="float">
            <text:p>0,0288</text:p>
          </table:table-cell>
          <table:table-cell table:style-name="ce25" table:formula="of:=[.H47]+[.J46]" office:value-type="float" office:value="0.08" calcext:value-type="float">
            <text:p>0,0800</text:p>
          </table:table-cell>
          <table:table-cell table:style-name="ce25" table:formula="of:=[.I47]+[.K46]" office:value-type="float" office:value="0.0511097824479211" calcext:value-type="float">
            <text:p>0,0511</text:p>
          </table:table-cell>
          <table:table-cell table:style-name="ce25" table:formula="of:=ABS([.J47]-[.K47])" office:value-type="float" office:value="0.0288902175520789" calcext:value-type="float">
            <text:p>0,0289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/>
          <table:table-cell table:style-name="ce23" office:value-type="float" office:value="4" calcext:value-type="float">
            <text:p>4</text:p>
          </table:table-cell>
          <table:table-cell table:style-name="ce25" table:formula="of:=[.D23]" office:value-type="float" office:value="1.69352941176471" calcext:value-type="float">
            <text:p>1,6935</text:p>
          </table:table-cell>
          <table:table-cell table:style-name="ce25" table:formula="of:=[.E23]" office:value-type="float" office:value="1.71470588235294" calcext:value-type="float">
            <text:p>1,7147</text:p>
          </table:table-cell>
          <table:table-cell table:style-name="ce23" table:formula="of:=[.F23]" office:value-type="float" office:value="11" calcext:value-type="float">
            <text:p>11</text:p>
          </table:table-cell>
          <table:table-cell table:style-name="ce25" table:formula="of:=[.G23]" office:value-type="float" office:value="9.7466862077221" calcext:value-type="float">
            <text:p>9,7467</text:p>
          </table:table-cell>
          <table:table-cell table:style-name="ce23" table:formula="of:=[.F48]/[.$D$6]" office:value-type="float" office:value="0.055" calcext:value-type="float">
            <text:p>0,055</text:p>
          </table:table-cell>
          <table:table-cell table:style-name="ce25" table:formula="of:=NORMDIST([.E48]; [.$D$12]; [.$D$15]; 1) - NORMDIST([.D48]; [.$D$12]; [.$D$15]; 1)" office:value-type="float" office:value="0.0487334310386105" calcext:value-type="float">
            <text:p>0,0487</text:p>
          </table:table-cell>
          <table:table-cell table:style-name="ce25" table:formula="of:=[.H48]+[.J47]" office:value-type="float" office:value="0.135" calcext:value-type="float">
            <text:p>0,1350</text:p>
          </table:table-cell>
          <table:table-cell table:style-name="ce25" table:formula="of:=[.I48]+[.K47]" office:value-type="float" office:value="0.0998432134865316" calcext:value-type="float">
            <text:p>0,0998</text:p>
          </table:table-cell>
          <table:table-cell table:style-name="ce25" table:formula="of:=ABS([.J48]-[.K48])" office:value-type="float" office:value="0.0351567865134684" calcext:value-type="float">
            <text:p>0,0352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5" table:formula="of:=[.D24]" office:value-type="float" office:value="1.71470588235294" calcext:value-type="float">
            <text:p>1,7147</text:p>
          </table:table-cell>
          <table:table-cell table:style-name="ce25" table:formula="of:=[.E24]" office:value-type="float" office:value="1.73588235294118" calcext:value-type="float">
            <text:p>1,7359</text:p>
          </table:table-cell>
          <table:table-cell table:style-name="ce23" table:formula="of:=[.F24]" office:value-type="float" office:value="5" calcext:value-type="float">
            <text:p>5</text:p>
          </table:table-cell>
          <table:table-cell table:style-name="ce25" table:formula="of:=[.G24]" office:value-type="float" office:value="14.7830065666916" calcext:value-type="float">
            <text:p>14,7830</text:p>
          </table:table-cell>
          <table:table-cell table:style-name="ce23" table:formula="of:=[.F49]/[.$D$6]" office:value-type="float" office:value="0.025" calcext:value-type="float">
            <text:p>0,025</text:p>
          </table:table-cell>
          <table:table-cell table:style-name="ce25" table:formula="of:=NORMDIST([.E49]; [.$D$12]; [.$D$15]; 1) - NORMDIST([.D49]; [.$D$12]; [.$D$15]; 1)" office:value-type="float" office:value="0.073915032833458" calcext:value-type="float">
            <text:p>0,0739</text:p>
          </table:table-cell>
          <table:table-cell table:style-name="ce25" table:formula="of:=[.H49]+[.J48]" office:value-type="float" office:value="0.16" calcext:value-type="float">
            <text:p>0,1600</text:p>
          </table:table-cell>
          <table:table-cell table:style-name="ce25" table:formula="of:=[.I49]+[.K48]" office:value-type="float" office:value="0.173758246319989" calcext:value-type="float">
            <text:p>0,1738</text:p>
          </table:table-cell>
          <table:table-cell table:style-name="ce25" table:formula="of:=ABS([.J49]-[.K49])" office:value-type="float" office:value="0.013758246319989" calcext:value-type="float">
            <text:p>0,0138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25" table:formula="of:=[.D25]" office:value-type="float" office:value="1.73588235294118" calcext:value-type="float">
            <text:p>1,7359</text:p>
          </table:table-cell>
          <table:table-cell table:style-name="ce25" table:formula="of:=[.E25]" office:value-type="float" office:value="1.75705882352941" calcext:value-type="float">
            <text:p>1,7571</text:p>
          </table:table-cell>
          <table:table-cell table:style-name="ce23" table:formula="of:=[.F25]" office:value-type="float" office:value="17" calcext:value-type="float">
            <text:p>17</text:p>
          </table:table-cell>
          <table:table-cell table:style-name="ce25" table:formula="of:=[.G25]" office:value-type="float" office:value="20.0652689347356" calcext:value-type="float">
            <text:p>20,0653</text:p>
          </table:table-cell>
          <table:table-cell table:style-name="ce23" table:formula="of:=[.F50]/[.$D$6]" office:value-type="float" office:value="0.085" calcext:value-type="float">
            <text:p>0,085</text:p>
          </table:table-cell>
          <table:table-cell table:style-name="ce25" table:formula="of:=NORMDIST([.E50]; [.$D$12]; [.$D$15]; 1) - NORMDIST([.D50]; [.$D$12]; [.$D$15]; 1)" office:value-type="float" office:value="0.100326344673678" calcext:value-type="float">
            <text:p>0,1003</text:p>
          </table:table-cell>
          <table:table-cell table:style-name="ce25" table:formula="of:=[.H50]+[.J49]" office:value-type="float" office:value="0.245" calcext:value-type="float">
            <text:p>0,2450</text:p>
          </table:table-cell>
          <table:table-cell table:style-name="ce25" table:formula="of:=[.I50]+[.K49]" office:value-type="float" office:value="0.274084590993668" calcext:value-type="float">
            <text:p>0,2741</text:p>
          </table:table-cell>
          <table:table-cell table:style-name="ce25" table:formula="of:=ABS([.J50]-[.K50])" office:value-type="float" office:value="0.029084590993668" calcext:value-type="float">
            <text:p>0,0291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7" calcext:value-type="float">
            <text:p>1,87</text:p>
          </table:table-cell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25" table:formula="of:=[.D26]" office:value-type="float" office:value="1.75705882352941" calcext:value-type="float">
            <text:p>1,7571</text:p>
          </table:table-cell>
          <table:table-cell table:style-name="ce25" table:formula="of:=[.E26]" office:value-type="float" office:value="1.77823529411765" calcext:value-type="float">
            <text:p>1,7782</text:p>
          </table:table-cell>
          <table:table-cell table:style-name="ce23" table:formula="of:=[.F26]" office:value-type="float" office:value="17" calcext:value-type="float">
            <text:p>17</text:p>
          </table:table-cell>
          <table:table-cell table:style-name="ce25" table:formula="of:=[.G26]" office:value-type="float" office:value="24.3727857808397" calcext:value-type="float">
            <text:p>24,3728</text:p>
          </table:table-cell>
          <table:table-cell table:style-name="ce23" table:formula="of:=[.F51]/[.$D$6]" office:value-type="float" office:value="0.085" calcext:value-type="float">
            <text:p>0,085</text:p>
          </table:table-cell>
          <table:table-cell table:style-name="ce25" table:formula="of:=NORMDIST([.E51]; [.$D$12]; [.$D$15]; 1) - NORMDIST([.D51]; [.$D$12]; [.$D$15]; 1)" office:value-type="float" office:value="0.121863928904199" calcext:value-type="float">
            <text:p>0,1219</text:p>
          </table:table-cell>
          <table:table-cell table:style-name="ce25" table:formula="of:=[.H51]+[.J50]" office:value-type="float" office:value="0.33" calcext:value-type="float">
            <text:p>0,3300</text:p>
          </table:table-cell>
          <table:table-cell table:style-name="ce25" table:formula="of:=[.I51]+[.K50]" office:value-type="float" office:value="0.395948519897866" calcext:value-type="float">
            <text:p>0,3959</text:p>
          </table:table-cell>
          <table:table-cell table:style-name="ce25" table:formula="of:=ABS([.J51]-[.K51])" office:value-type="float" office:value="0.065948519897866" calcext:value-type="float">
            <text:p>0,0659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25" table:formula="of:=[.D27]" office:value-type="float" office:value="1.77823529411765" calcext:value-type="float">
            <text:p>1,7782</text:p>
          </table:table-cell>
          <table:table-cell table:style-name="ce25" table:formula="of:=[.E27]" office:value-type="float" office:value="1.79941176470588" calcext:value-type="float">
            <text:p>1,7994</text:p>
          </table:table-cell>
          <table:table-cell table:style-name="ce23" table:formula="of:=[.F27]" office:value-type="float" office:value="28" calcext:value-type="float">
            <text:p>28</text:p>
          </table:table-cell>
          <table:table-cell table:style-name="ce25" table:formula="of:=[.G27]" office:value-type="float" office:value="26.4938037391556" calcext:value-type="float">
            <text:p>26,4938</text:p>
          </table:table-cell>
          <table:table-cell table:style-name="ce23" table:formula="of:=[.F52]/[.$D$6]" office:value-type="float" office:value="0.14" calcext:value-type="float">
            <text:p>0,14</text:p>
          </table:table-cell>
          <table:table-cell table:style-name="ce25" table:formula="of:=NORMDIST([.E52]; [.$D$12]; [.$D$15]; 1) - NORMDIST([.D52]; [.$D$12]; [.$D$15]; 1)" office:value-type="float" office:value="0.132469018695778" calcext:value-type="float">
            <text:p>0,1325</text:p>
          </table:table-cell>
          <table:table-cell table:style-name="ce25" table:formula="of:=[.H52]+[.J51]" office:value-type="float" office:value="0.47" calcext:value-type="float">
            <text:p>0,4700</text:p>
          </table:table-cell>
          <table:table-cell table:style-name="ce25" table:formula="of:=[.I52]+[.K51]" office:value-type="float" office:value="0.528417538593644" calcext:value-type="float">
            <text:p>0,5284</text:p>
          </table:table-cell>
          <table:table-cell table:style-name="ce25" table:formula="of:=ABS([.J52]-[.K52])" office:value-type="float" office:value="0.058417538593644" calcext:value-type="float">
            <text:p>0,0584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25" table:formula="of:=[.D28]" office:value-type="float" office:value="1.79941176470588" calcext:value-type="float">
            <text:p>1,7994</text:p>
          </table:table-cell>
          <table:table-cell table:style-name="ce25" table:formula="of:=[.E28]" office:value-type="float" office:value="1.82058823529412" calcext:value-type="float">
            <text:p>1,8206</text:p>
          </table:table-cell>
          <table:table-cell table:style-name="ce23" table:formula="of:=[.F28]" office:value-type="float" office:value="39" calcext:value-type="float">
            <text:p>39</text:p>
          </table:table-cell>
          <table:table-cell table:style-name="ce25" table:formula="of:=[.G28]" office:value-type="float" office:value="25.7728733328523" calcext:value-type="float">
            <text:p>25,7729</text:p>
          </table:table-cell>
          <table:table-cell table:style-name="ce23" table:formula="of:=[.F53]/[.$D$6]" office:value-type="float" office:value="0.195" calcext:value-type="float">
            <text:p>0,195</text:p>
          </table:table-cell>
          <table:table-cell table:style-name="ce25" table:formula="of:=NORMDIST([.E53]; [.$D$12]; [.$D$15]; 1) - NORMDIST([.D53]; [.$D$12]; [.$D$15]; 1)" office:value-type="float" office:value="0.128864366664262" calcext:value-type="float">
            <text:p>0,1289</text:p>
          </table:table-cell>
          <table:table-cell table:style-name="ce25" table:formula="of:=[.H53]+[.J52]" office:value-type="float" office:value="0.665" calcext:value-type="float">
            <text:p>0,6650</text:p>
          </table:table-cell>
          <table:table-cell table:style-name="ce25" table:formula="of:=[.I53]+[.K52]" office:value-type="float" office:value="0.657281905257906" calcext:value-type="float">
            <text:p>0,6573</text:p>
          </table:table-cell>
          <table:table-cell table:style-name="ce25" table:formula="of:=ABS([.J53]-[.K53])" office:value-type="float" office:value="0.00771809474209406" calcext:value-type="float">
            <text:p>0,0077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8" calcext:value-type="float">
            <text:p>1,88</text:p>
          </table:table-cell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25" table:formula="of:=[.D29]" office:value-type="float" office:value="1.82058823529412" calcext:value-type="float">
            <text:p>1,8206</text:p>
          </table:table-cell>
          <table:table-cell table:style-name="ce25" table:formula="of:=[.E29]" office:value-type="float" office:value="1.84176470588235" calcext:value-type="float">
            <text:p>1,8418</text:p>
          </table:table-cell>
          <table:table-cell table:style-name="ce23" table:formula="of:=[.F29]" office:value-type="float" office:value="22" calcext:value-type="float">
            <text:p>22</text:p>
          </table:table-cell>
          <table:table-cell table:style-name="ce25" table:formula="of:=[.G29]" office:value-type="float" office:value="22.4367838760146" calcext:value-type="float">
            <text:p>22,4368</text:p>
          </table:table-cell>
          <table:table-cell table:style-name="ce23" table:formula="of:=[.F54]/[.$D$6]" office:value-type="float" office:value="0.11" calcext:value-type="float">
            <text:p>0,11</text:p>
          </table:table-cell>
          <table:table-cell table:style-name="ce25" table:formula="of:=NORMDIST([.E54]; [.$D$12]; [.$D$15]; 1) - NORMDIST([.D54]; [.$D$12]; [.$D$15]; 1)" office:value-type="float" office:value="0.112183919380073" calcext:value-type="float">
            <text:p>0,1122</text:p>
          </table:table-cell>
          <table:table-cell table:style-name="ce25" table:formula="of:=[.H54]+[.J53]" office:value-type="float" office:value="0.775" calcext:value-type="float">
            <text:p>0,7750</text:p>
          </table:table-cell>
          <table:table-cell table:style-name="ce25" table:formula="of:=[.I54]+[.K53]" office:value-type="float" office:value="0.769465824637979" calcext:value-type="float">
            <text:p>0,7695</text:p>
          </table:table-cell>
          <table:table-cell table:style-name="ce25" table:formula="of:=ABS([.J54]-[.K54])" office:value-type="float" office:value="0.00553417536202105" calcext:value-type="float">
            <text:p>0,0055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8" calcext:value-type="float">
            <text:p>1,88</text:p>
          </table:table-cell>
          <table:table-cell table:style-name="ce16"/>
          <table:table-cell table:style-name="ce23" office:value-type="float" office:value="11" calcext:value-type="float">
            <text:p>11</text:p>
          </table:table-cell>
          <table:table-cell table:style-name="ce25" table:formula="of:=[.D30]" office:value-type="float" office:value="1.84176470588235" calcext:value-type="float">
            <text:p>1,8418</text:p>
          </table:table-cell>
          <table:table-cell table:style-name="ce25" table:formula="of:=[.E30]" office:value-type="float" office:value="1.86294117647059" calcext:value-type="float">
            <text:p>1,8629</text:p>
          </table:table-cell>
          <table:table-cell table:style-name="ce23" table:formula="of:=[.F30]" office:value-type="float" office:value="22" calcext:value-type="float">
            <text:p>22</text:p>
          </table:table-cell>
          <table:table-cell table:style-name="ce25" table:formula="of:=[.G30]" office:value-type="float" office:value="17.4798180208978" calcext:value-type="float">
            <text:p>17,4798</text:p>
          </table:table-cell>
          <table:table-cell table:style-name="ce23" table:formula="of:=[.F55]/[.$D$6]" office:value-type="float" office:value="0.11" calcext:value-type="float">
            <text:p>0,11</text:p>
          </table:table-cell>
          <table:table-cell table:style-name="ce25" table:formula="of:=NORMDIST([.E55]; [.$D$12]; [.$D$15]; 1) - NORMDIST([.D55]; [.$D$12]; [.$D$15]; 1)" office:value-type="float" office:value="0.0873990901044889" calcext:value-type="float">
            <text:p>0,0874</text:p>
          </table:table-cell>
          <table:table-cell table:style-name="ce25" table:formula="of:=[.H55]+[.J54]" office:value-type="float" office:value="0.885" calcext:value-type="float">
            <text:p>0,8850</text:p>
          </table:table-cell>
          <table:table-cell table:style-name="ce25" table:formula="of:=[.I55]+[.K54]" office:value-type="float" office:value="0.856864914742468" calcext:value-type="float">
            <text:p>0,8569</text:p>
          </table:table-cell>
          <table:table-cell table:style-name="ce25" table:formula="of:=ABS([.J55]-[.K55])" office:value-type="float" office:value="0.0281350852575321" calcext:value-type="float">
            <text:p>0,0281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25" table:formula="of:=[.D31]" office:value-type="float" office:value="1.86294117647059" calcext:value-type="float">
            <text:p>1,8629</text:p>
          </table:table-cell>
          <table:table-cell table:style-name="ce25" table:formula="of:=[.E31]" office:value-type="float" office:value="1.88411764705882" calcext:value-type="float">
            <text:p>1,8841</text:p>
          </table:table-cell>
          <table:table-cell table:style-name="ce23" table:formula="of:=[.F31]" office:value-type="float" office:value="13" calcext:value-type="float">
            <text:p>13</text:p>
          </table:table-cell>
          <table:table-cell table:style-name="ce25" table:formula="of:=[.G31]" office:value-type="float" office:value="12.1868224373551" calcext:value-type="float">
            <text:p>12,1868</text:p>
          </table:table-cell>
          <table:table-cell table:style-name="ce23" table:formula="of:=[.F56]/[.$D$6]" office:value-type="float" office:value="0.065" calcext:value-type="float">
            <text:p>0,065</text:p>
          </table:table-cell>
          <table:table-cell table:style-name="ce25" table:formula="of:=NORMDIST([.E56]; [.$D$12]; [.$D$15]; 1) - NORMDIST([.D56]; [.$D$12]; [.$D$15]; 1)" office:value-type="float" office:value="0.0609341121867753" calcext:value-type="float">
            <text:p>0,0609</text:p>
          </table:table-cell>
          <table:table-cell table:style-name="ce25" table:formula="of:=[.H56]+[.J55]" office:value-type="float" office:value="0.95" calcext:value-type="float">
            <text:p>0,9500</text:p>
          </table:table-cell>
          <table:table-cell table:style-name="ce25" table:formula="of:=[.I56]+[.K55]" office:value-type="float" office:value="0.917799026929243" calcext:value-type="float">
            <text:p>0,9178</text:p>
          </table:table-cell>
          <table:table-cell table:style-name="ce25" table:formula="of:=ABS([.J56]-[.K56])" office:value-type="float" office:value="0.032200973070757" calcext:value-type="float">
            <text:p>0,0322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25" table:formula="of:=[.D32]" office:value-type="float" office:value="1.88411764705882" calcext:value-type="float">
            <text:p>1,8841</text:p>
          </table:table-cell>
          <table:table-cell table:style-name="ce25" table:formula="of:=[.E32]" office:value-type="float" office:value="1.90529411764706" calcext:value-type="float">
            <text:p>1,9053</text:p>
          </table:table-cell>
          <table:table-cell table:style-name="ce23" table:formula="of:=[.F32]" office:value-type="float" office:value="5" calcext:value-type="float">
            <text:p>5</text:p>
          </table:table-cell>
          <table:table-cell table:style-name="ce25" table:formula="of:=[.G32]" office:value-type="float" office:value="7.60360450604245" calcext:value-type="float">
            <text:p>7,6036</text:p>
          </table:table-cell>
          <table:table-cell table:style-name="ce23" table:formula="of:=[.F57]/[.$D$6]" office:value-type="float" office:value="0.025" calcext:value-type="float">
            <text:p>0,025</text:p>
          </table:table-cell>
          <table:table-cell table:style-name="ce25" table:formula="of:=NORMDIST([.E57]; [.$D$12]; [.$D$15]; 1) - NORMDIST([.D57]; [.$D$12]; [.$D$15]; 1)" office:value-type="float" office:value="0.0380180225302123" calcext:value-type="float">
            <text:p>0,0380</text:p>
          </table:table-cell>
          <table:table-cell table:style-name="ce25" table:formula="of:=[.H57]+[.J56]" office:value-type="float" office:value="0.975" calcext:value-type="float">
            <text:p>0,9750</text:p>
          </table:table-cell>
          <table:table-cell table:style-name="ce25" table:formula="of:=[.I57]+[.K56]" office:value-type="float" office:value="0.955817049459455" calcext:value-type="float">
            <text:p>0,9558</text:p>
          </table:table-cell>
          <table:table-cell table:style-name="ce25" table:formula="of:=ABS([.J57]-[.K57])" office:value-type="float" office:value="0.019182950540545" calcext:value-type="float">
            <text:p>0,0192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1" calcext:value-type="float">
            <text:p>1,81</text:p>
          </table:table-cell>
          <table:table-cell table:style-name="ce16"/>
          <table:table-cell table:style-name="ce23" office:value-type="float" office:value="14" calcext:value-type="float">
            <text:p>14</text:p>
          </table:table-cell>
          <table:table-cell table:style-name="ce25" table:formula="of:=[.D33]" office:value-type="float" office:value="1.90529411764706" calcext:value-type="float">
            <text:p>1,9053</text:p>
          </table:table-cell>
          <table:table-cell table:style-name="ce25" table:formula="of:=[.E33]" office:value-type="float" office:value="1.92647058823529" calcext:value-type="float">
            <text:p>1,9265</text:p>
          </table:table-cell>
          <table:table-cell table:style-name="ce23" table:formula="of:=[.F33]" office:value-type="float" office:value="2" calcext:value-type="float">
            <text:p>2</text:p>
          </table:table-cell>
          <table:table-cell table:style-name="ce25" table:formula="of:=[.G33]" office:value-type="float" office:value="4.24542974798592" calcext:value-type="float">
            <text:p>4,2454</text:p>
          </table:table-cell>
          <table:table-cell table:style-name="ce23" table:formula="of:=[.F58]/[.$D$6]" office:value-type="float" office:value="0.01" calcext:value-type="float">
            <text:p>0,01</text:p>
          </table:table-cell>
          <table:table-cell table:style-name="ce25" table:formula="of:=NORMDIST([.E58]; [.$D$12]; [.$D$15]; 1) - NORMDIST([.D58]; [.$D$12]; [.$D$15]; 1)" office:value-type="float" office:value="0.0212271487399296" calcext:value-type="float">
            <text:p>0,0212</text:p>
          </table:table-cell>
          <table:table-cell table:style-name="ce25" table:formula="of:=[.H58]+[.J57]" office:value-type="float" office:value="0.985" calcext:value-type="float">
            <text:p>0,9850</text:p>
          </table:table-cell>
          <table:table-cell table:style-name="ce25" table:formula="of:=[.I58]+[.K57]" office:value-type="float" office:value="0.977044198199385" calcext:value-type="float">
            <text:p>0,9770</text:p>
          </table:table-cell>
          <table:table-cell table:style-name="ce25" table:formula="of:=ABS([.J58]-[.K58])" office:value-type="float" office:value="0.00795580180061495" calcext:value-type="float">
            <text:p>0,0080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1" calcext:value-type="float">
            <text:p>1,81</text:p>
          </table:table-cell>
          <table:table-cell table:style-name="ce16"/>
          <table:table-cell table:style-name="ce23" office:value-type="float" office:value="15" calcext:value-type="float">
            <text:p>15</text:p>
          </table:table-cell>
          <table:table-cell table:style-name="ce25" table:formula="of:=[.D34]" office:value-type="float" office:value="1.92647058823529" calcext:value-type="float">
            <text:p>1,9265</text:p>
          </table:table-cell>
          <table:table-cell table:style-name="ce25" table:formula="of:=[.E34]" office:value-type="float" office:value="1.94764705882353" calcext:value-type="float">
            <text:p>1,9476</text:p>
          </table:table-cell>
          <table:table-cell table:style-name="ce23" table:formula="of:=[.F34]" office:value-type="float" office:value="2" calcext:value-type="float">
            <text:p>2</text:p>
          </table:table-cell>
          <table:table-cell table:style-name="ce25" table:formula="of:=[.G34]" office:value-type="float" office:value="2.12126056334359" calcext:value-type="float">
            <text:p>2,1213</text:p>
          </table:table-cell>
          <table:table-cell table:style-name="ce23" table:formula="of:=[.F59]/[.$D$6]" office:value-type="float" office:value="0.01" calcext:value-type="float">
            <text:p>0,01</text:p>
          </table:table-cell>
          <table:table-cell table:style-name="ce25" table:formula="of:=NORMDIST([.E59]; [.$D$12]; [.$D$15]; 1) - NORMDIST([.D59]; [.$D$12]; [.$D$15]; 1)" office:value-type="float" office:value="0.0106063028167179" calcext:value-type="float">
            <text:p>0,0106</text:p>
          </table:table-cell>
          <table:table-cell table:style-name="ce25" table:formula="of:=[.H59]+[.J58]" office:value-type="float" office:value="0.995" calcext:value-type="float">
            <text:p>0,9950</text:p>
          </table:table-cell>
          <table:table-cell table:style-name="ce25" table:formula="of:=[.I59]+[.K58]" office:value-type="float" office:value="0.987650501016103" calcext:value-type="float">
            <text:p>0,9877</text:p>
          </table:table-cell>
          <table:table-cell table:style-name="ce25" table:formula="of:=ABS([.J59]-[.K59])" office:value-type="float" office:value="0.00734949898389703" calcext:value-type="float">
            <text:p>0,0073</text:p>
          </table:table-cell>
          <table:table-cell table:style-name="ce16" table:number-columns-repeated="5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/>
          <table:table-cell table:style-name="ce23" office:value-type="float" office:value="16" calcext:value-type="float">
            <text:p>16</text:p>
          </table:table-cell>
          <table:table-cell table:style-name="ce25" table:formula="of:=[.D35]" office:value-type="float" office:value="1.94764705882353" calcext:value-type="float">
            <text:p>1,9476</text:p>
          </table:table-cell>
          <table:table-cell table:style-name="ce25" table:formula="of:=[.E35]" office:value-type="float" office:value="1.96882352941177" calcext:value-type="float">
            <text:p>1,9688</text:p>
          </table:table-cell>
          <table:table-cell table:style-name="ce23" table:formula="of:=[.F35]" office:value-type="float" office:value="0" calcext:value-type="float">
            <text:p>0</text:p>
          </table:table-cell>
          <table:table-cell table:style-name="ce25" table:formula="of:=[.G35]" office:value-type="float" office:value="0.948490974978" calcext:value-type="float">
            <text:p>0,9485</text:p>
          </table:table-cell>
          <table:table-cell table:style-name="ce23" table:formula="of:=[.F60]/[.$D$6]" office:value-type="float" office:value="0" calcext:value-type="float">
            <text:p>0</text:p>
          </table:table-cell>
          <table:table-cell table:style-name="ce25" table:formula="of:=NORMDIST([.E60]; [.$D$12]; [.$D$15]; 1) - NORMDIST([.D60]; [.$D$12]; [.$D$15]; 1)" office:value-type="float" office:value="0.00474245487489" calcext:value-type="float">
            <text:p>0,0047</text:p>
          </table:table-cell>
          <table:table-cell table:style-name="ce25" table:formula="of:=[.H60]+[.J59]" office:value-type="float" office:value="0.995" calcext:value-type="float">
            <text:p>0,9950</text:p>
          </table:table-cell>
          <table:table-cell table:style-name="ce25" table:formula="of:=[.I60]+[.K59]" office:value-type="float" office:value="0.992392955890993" calcext:value-type="float">
            <text:p>0,9924</text:p>
          </table:table-cell>
          <table:table-cell table:style-name="ce25" table:formula="of:=ABS([.J60]-[.K60])" office:value-type="float" office:value="0.00260704410900703" calcext:value-type="float">
            <text:p>0,0026</text:p>
          </table:table-cell>
          <table:table-cell table:style-name="ce22" office:value-type="string" calcext:value-type="string">
            <text:p>Calculado</text:p>
          </table:table-cell>
          <table:table-cell table:style-name="ce22" office:value-type="string" calcext:value-type="string">
            <text:p>Nivel de significación</text:p>
          </table:table-cell>
          <table:table-cell table:style-name="ce22" office:value-type="string" calcext:value-type="string">
            <text:p>Tabla</text:p>
          </table:table-cell>
          <table:table-cell table:style-name="ce16" table:number-columns-repeated="2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25" table:formula="of:=[.D36]" office:value-type="float" office:value="1.96882352941177" calcext:value-type="float">
            <text:p>1,9688</text:p>
          </table:table-cell>
          <table:table-cell table:style-name="ce25" table:formula="of:=[.E36]" office:value-type="float" office:value="1.99" calcext:value-type="float">
            <text:p>1,9900</text:p>
          </table:table-cell>
          <table:table-cell table:style-name="ce23" table:formula="of:=[.F36]" office:value-type="float" office:value="1" calcext:value-type="float">
            <text:p>1</text:p>
          </table:table-cell>
          <table:table-cell table:style-name="ce25" table:formula="of:=[.G36]" office:value-type="float" office:value="0.379520576602821" calcext:value-type="float">
            <text:p>0,3795</text:p>
          </table:table-cell>
          <table:table-cell table:style-name="ce23" table:formula="of:=[.F61]/[.$D$6]" office:value-type="float" office:value="0.005" calcext:value-type="float">
            <text:p>0,005</text:p>
          </table:table-cell>
          <table:table-cell table:style-name="ce25" table:formula="of:=NORMDIST([.E61]; [.$D$12]; [.$D$15]; 1) - NORMDIST([.D61]; [.$D$12]; [.$D$15]; 1)" office:value-type="float" office:value="0.0018976028830141" calcext:value-type="float">
            <text:p>0,0019</text:p>
          </table:table-cell>
          <table:table-cell table:style-name="ce23" table:formula="of:=[.H61]+[.J60]" office:value-type="float" office:value="1" calcext:value-type="float">
            <text:p>1</text:p>
          </table:table-cell>
          <table:table-cell table:style-name="ce30" table:formula="of:=[.I61]+[.K60]" office:value-type="float" office:value="0.994290558774007" calcext:value-type="float">
            <text:p>1</text:p>
          </table:table-cell>
          <table:table-cell table:style-name="ce25" table:formula="of:=ABS([.J61]-[.K61])" office:value-type="float" office:value="0.00570944122599304" calcext:value-type="float">
            <text:p>0,0057</text:p>
          </table:table-cell>
          <table:table-cell table:style-name="ce24" table:formula="of:=MAX([.L45:.L61])" office:value-type="float" office:value="0.065948519897866" calcext:value-type="float">
            <text:p>0,0659</text:p>
          </table:table-cell>
          <table:table-cell table:style-name="ce15" table:formula="of:=[.C3]" office:value-type="float" office:value="0.1" calcext:value-type="float">
            <text:p>0,1</text:p>
          </table:table-cell>
          <table:table-cell table:style-name="ce24" table:formula="of:=1.22/SQRT([.D6])" office:value-type="float" office:value="0.0862670273047588" calcext:value-type="float">
            <text:p>0,0863</text:p>
          </table:table-cell>
          <table:table-cell table:style-name="ce23" office:value-type="string" calcext:value-type="string">
            <text:p>Se acepta H0</text:p>
          </table:table-cell>
          <table:table-cell table:style-name="ce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7" calcext:value-type="float">
            <text:p>1,7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9" calcext:value-type="float">
            <text:p>1,6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4" calcext:value-type="float">
            <text:p>1,7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3" calcext:value-type="float">
            <text:p>1,7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3" calcext:value-type="float">
            <text:p>1,7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9" calcext:value-type="float">
            <text:p>1,6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1" calcext:value-type="float">
            <text:p>1,8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7" calcext:value-type="float">
            <text:p>1,6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8" calcext:value-type="float">
            <text:p>1,8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1" calcext:value-type="float">
            <text:p>1,8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8" calcext:value-type="float">
            <text:p>1,8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7" calcext:value-type="float">
            <text:p>1,8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7" calcext:value-type="float">
            <text:p>1,8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8" calcext:value-type="float">
            <text:p>1,8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4" calcext:value-type="float">
            <text:p>1,7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2" calcext:value-type="float">
            <text:p>1,7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9" calcext:value-type="float">
            <text:p>1,6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3" calcext:value-type="float">
            <text:p>1,7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8" calcext:value-type="float">
            <text:p>1,6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9" calcext:value-type="float">
            <text:p>1,6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9" calcext:value-type="float">
            <text:p>1,6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1" calcext:value-type="float">
            <text:p>1,8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4" calcext:value-type="float">
            <text:p>1,7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1" calcext:value-type="float">
            <text:p>1,7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9" calcext:value-type="float">
            <text:p>1,9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7" calcext:value-type="float">
            <text:p>1,7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91" calcext:value-type="float">
            <text:p>1,9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9" calcext:value-type="float">
            <text:p>1,9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1" calcext:value-type="float">
            <text:p>1,8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1" calcext:value-type="float">
            <text:p>1,7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4" calcext:value-type="float">
            <text:p>1,7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8" calcext:value-type="float">
            <text:p>1,8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5" calcext:value-type="float">
            <text:p>1,6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" calcext:value-type="float">
            <text:p>1,7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2" calcext:value-type="float">
            <text:p>1,7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5" calcext:value-type="float">
            <text:p>1,7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9" calcext:value-type="float">
            <text:p>1,6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4" calcext:value-type="float">
            <text:p>1,7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7" calcext:value-type="float">
            <text:p>1,7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7" calcext:value-type="float">
            <text:p>1,8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7" calcext:value-type="float">
            <text:p>1,7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7" calcext:value-type="float">
            <text:p>1,8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7" calcext:value-type="float">
            <text:p>1,87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9" calcext:value-type="float">
            <text:p>1,9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5" calcext:value-type="float">
            <text:p>1,85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2" calcext:value-type="float">
            <text:p>1,82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4" calcext:value-type="float">
            <text:p>1,7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6" calcext:value-type="float">
            <text:p>1,8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6" calcext:value-type="float">
            <text:p>1,76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4" calcext:value-type="float">
            <text:p>1,84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8" calcext:value-type="float">
            <text:p>1,6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63" calcext:value-type="float">
            <text:p>1,6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3" calcext:value-type="float">
            <text:p>1,83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1" calcext:value-type="float">
            <text:p>1,81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8" calcext:value-type="float">
            <text:p>1,78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8" calcext:value-type="float">
            <text:p>1,80</text:p>
          </table:table-cell>
          <table:table-cell table:style-name="ce16" table:number-columns-repeated="16"/>
        </table:table-row>
        <table:table-row table:style-name="ro1">
          <table:table-cell table:style-name="ce18" office:value-type="float" office:value="1.79" calcext:value-type="float">
            <text:p>1,79</text:p>
          </table:table-cell>
          <table:table-cell table:style-name="ce16" table:number-columns-repeated="16"/>
        </table:table-row>
        <table:table-row table:style-name="ro1" table:number-rows-repeated="104836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>
        <table:named-range table:name="RND" table:base-cell-address="$Hoja1.$A$7" table:cell-range-address="$Hoja1.$A$7:.$A$20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number number:decimal-places="1" number:min-decimal-places="1"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2" number:min-decimal-places="12" number:min-integer-digits="1"/>
    </number:number-style>
    <number:number-style style:name="N146">
      <number:number number:decimal-places="11" number:min-decimal-places="11" number:min-integer-digits="1"/>
    </number:number-style>
    <number:number-style style:name="N147">
      <number:number number:decimal-places="10" number:min-decimal-places="10" number:min-integer-digits="1"/>
    </number:number-style>
    <number:number-style style:name="N148">
      <number:number number:decimal-places="9" number:min-decimal-places="9" number:min-integer-digits="1"/>
    </number:number-style>
    <number:number-style style:name="N149">
      <number:number number:decimal-places="8" number:min-decimal-places="8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6" number:min-decimal-places="6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13" number:min-decimal-places="13" number:min-integer-digits="1"/>
    </number:number-style>
    <number:number-style style:name="N155">
      <number:number number:decimal-places="15" number:min-decimal-places="15" number:min-integer-digits="1"/>
    </number:number-style>
    <number:number-style style:name="N156">
      <number:number number:decimal-places="14" number:min-decimal-places="14" number:min-integer-digits="1"/>
    </number:number-style>
    <number:date-style style:name="N157">
      <number:day/>
      <number:text>-</number:text>
      <number:month number:textual="true"/>
    </number:date-style>
    <number:number-style style:name="N158">
      <number:number number:decimal-places="4" number:min-decimal-places="4" number:min-integer-digits="1" number:grouping="true"/>
    </number:number-style>
    <number:number-style style:name="N159">
      <number:number number:decimal-places="16" number:min-decimal-places="16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8:13:25.8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1T17:21:52.147000000</meta:creation-date>
    <dc:date>2025-04-22T18:12:45.899000000</dc:date>
    <meta:editing-duration>PT1H49S</meta:editing-duration>
    <meta:editing-cycles>13</meta:editing-cycles>
    <meta:generator>LibreOffice/24.8.6.2$Windows_X86_64 LibreOffice_project/6d98ba145e9a8a39fc57bcc76981d1fb1316c60c</meta:generator>
    <meta:document-statistic meta:table-count="1" meta:cell-count="59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5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933cm" svg:height="11.212cm" xlink:href=".." xlink:type="simple" chart:class="chart:bar" chart:style-name="ch1">
        <chart:legend chart:legend-position="end" svg:x="17.496cm" svg:y="5.307cm" style:legend-expansion="high" chart:style-name="ch2"/>
        <chart:plot-area chart:style-name="ch3" table:cell-range-address="Hoja1.E20:Hoja1.F36" chart:data-source-has-labels="column" svg:x="1.409cm" svg:y="0.224cm" svg:width="15.689cm" svg:height="9.783cm">
          <chart:coordinate-region svg:x="2.043cm" svg:y="0.423cm" svg:width="15.055cm" svg:height="8.31cm"/>
          <chart:axis chart:dimension="x" chart:name="primary-x" chart:style-name="ch4" chartooo:axis-type="auto">
            <chartooo:date-scale/>
            <chart:title svg:x="8.155cm" svg:y="10.231cm" chart:style-name="ch5">
              <text:p><text:span text:style-name="T1">Limite superior</text:span></text:p>
            </chart:title>
            <chart:categories table:cell-range-address="Hoja1.E20:Hoja1.E36"/>
          </chart:axis>
          <chart:axis chart:dimension="y" chart:name="primary-y" chart:style-name="ch6">
            <chart:title svg:x="0.451cm" svg:y="6.743cm" chart:style-name="ch7">
              <text:p><text:span text:style-name="T1">Frecuencia observada</text:span></text:p>
            </chart:title>
            <chart:grid chart:style-name="ch8" chart:class="major"/>
          </chart:axis>
          <chart:series chart:style-name="ch9" chart:values-cell-range-address="Hoja1.F20:Hoja1.F36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1.65117647058824">
                <text:p>1.65117647058824</text:p>
                <draw:g>
                  <svg:desc>Hoja1.E20:Hoja1.E36</svg:desc>
                </draw:g>
              </table:table-cell>
              <table:table-cell office:value-type="float" office:value="4">
                <text:p>4</text:p>
                <draw:g>
                  <svg:desc>Hoja1.F20:Hoja1.F36</svg:desc>
                </draw:g>
              </table:table-cell>
            </table:table-row>
            <table:table-row>
              <table:table-cell office:value-type="float" office:value="1.67235294117647">
                <text:p>1.67235294117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69352941176471">
                <text:p>1.693529411764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.71470588235294">
                <text:p>1.71470588235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.73588235294118">
                <text:p>1.73588235294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75705882352941">
                <text:p>1.75705882352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77823529411765">
                <text:p>1.778235294117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79941176470588">
                <text:p>1.799411764705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82058823529412">
                <text:p>1.82058823529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.84176470588235">
                <text:p>1.84176470588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.86294117647059">
                <text:p>1.862941176470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.88411764705882">
                <text:p>1.884117647058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.90529411764706">
                <text:p>1.90529411764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92647058823529">
                <text:p>1.92647058823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94764705882353">
                <text:p>1.94764705882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96882352941177">
                <text:p>1.9688235294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5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5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953cm" svg:height="11.223cm" xlink:href=".." xlink:type="simple" chart:class="chart:bar" chart:style-name="ch1">
        <chart:legend chart:legend-position="end" svg:x="17.458cm" svg:y="5.312cm" style:legend-expansion="high" chart:style-name="ch2"/>
        <chart:plot-area chart:style-name="ch3" table:cell-range-address="Hoja1.E20:Hoja1.E36 Hoja1.G20:Hoja1.G36" chart:data-source-has-labels="column" svg:x="1.41cm" svg:y="0.224cm" svg:width="15.649cm" svg:height="9.794cm">
          <chart:coordinate-region svg:x="2.904cm" svg:y="0.423cm" svg:width="14.155cm" svg:height="8.321cm"/>
          <chart:axis chart:dimension="x" chart:name="primary-x" chart:style-name="ch4" chartooo:axis-type="auto">
            <chartooo:date-scale/>
            <chart:title svg:x="8.136cm" svg:y="10.242cm" chart:style-name="ch5">
              <text:p><text:span text:style-name="T1">Limite superior</text:span></text:p>
            </chart:title>
            <chart:categories table:cell-range-address="Hoja1.E20:Hoja1.E36"/>
          </chart:axis>
          <chart:axis chart:dimension="y" chart:name="primary-y" chart:style-name="ch6">
            <chart:title svg:x="0.451cm" svg:y="6.67cm" chart:style-name="ch7">
              <text:p><text:span text:style-name="T1">Frecuencia esperada</text:span></text:p>
            </chart:title>
            <chart:grid chart:style-name="ch8" chart:class="major"/>
          </chart:axis>
          <chart:series chart:style-name="ch9" chart:values-cell-range-address="Hoja1.G20:Hoja1.G36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.65117647058824">
                <text:p>1.65117647058824</text:p>
                <draw:g>
                  <svg:desc>Hoja1.E20:Hoja1.E36</svg:desc>
                </draw:g>
              </table:table-cell>
              <table:table-cell office:value-type="float" office:value="1.43474480755536">
                <text:p>1.43474480755536</text:p>
                <draw:g>
                  <svg:desc>Hoja1.G20:Hoja1.G36</svg:desc>
                </draw:g>
              </table:table-cell>
            </table:table-row>
            <table:table-row>
              <table:table-cell office:value-type="float" office:value="1.67235294117647">
                <text:p>1.67235294117647</text:p>
              </table:table-cell>
              <table:table-cell office:value-type="float" office:value="3.0364477557897">
                <text:p>3.0364477557897</text:p>
              </table:table-cell>
            </table:table-row>
            <table:table-row>
              <table:table-cell office:value-type="float" office:value="1.69352941176471">
                <text:p>1.69352941176471</text:p>
              </table:table-cell>
              <table:table-cell office:value-type="float" office:value="5.75076392623916">
                <text:p>5.75076392623916</text:p>
              </table:table-cell>
            </table:table-row>
            <table:table-row>
              <table:table-cell office:value-type="float" office:value="1.71470588235294">
                <text:p>1.71470588235294</text:p>
              </table:table-cell>
              <table:table-cell office:value-type="float" office:value="9.7466862077221">
                <text:p>9.7466862077221</text:p>
              </table:table-cell>
            </table:table-row>
            <table:table-row>
              <table:table-cell office:value-type="float" office:value="1.73588235294118">
                <text:p>1.73588235294118</text:p>
              </table:table-cell>
              <table:table-cell office:value-type="float" office:value="14.7830065666916">
                <text:p>14.7830065666916</text:p>
              </table:table-cell>
            </table:table-row>
            <table:table-row>
              <table:table-cell office:value-type="float" office:value="1.75705882352941">
                <text:p>1.75705882352941</text:p>
              </table:table-cell>
              <table:table-cell office:value-type="float" office:value="20.0652689347356">
                <text:p>20.0652689347356</text:p>
              </table:table-cell>
            </table:table-row>
            <table:table-row>
              <table:table-cell office:value-type="float" office:value="1.77823529411765">
                <text:p>1.77823529411765</text:p>
              </table:table-cell>
              <table:table-cell office:value-type="float" office:value="24.3727857808397">
                <text:p>24.3727857808397</text:p>
              </table:table-cell>
            </table:table-row>
            <table:table-row>
              <table:table-cell office:value-type="float" office:value="1.79941176470588">
                <text:p>1.79941176470588</text:p>
              </table:table-cell>
              <table:table-cell office:value-type="float" office:value="26.4938037391556">
                <text:p>26.4938037391556</text:p>
              </table:table-cell>
            </table:table-row>
            <table:table-row>
              <table:table-cell office:value-type="float" office:value="1.82058823529412">
                <text:p>1.82058823529412</text:p>
              </table:table-cell>
              <table:table-cell office:value-type="float" office:value="25.7728733328523">
                <text:p>25.7728733328523</text:p>
              </table:table-cell>
            </table:table-row>
            <table:table-row>
              <table:table-cell office:value-type="float" office:value="1.84176470588235">
                <text:p>1.84176470588235</text:p>
              </table:table-cell>
              <table:table-cell office:value-type="float" office:value="22.4367838760146">
                <text:p>22.4367838760146</text:p>
              </table:table-cell>
            </table:table-row>
            <table:table-row>
              <table:table-cell office:value-type="float" office:value="1.86294117647059">
                <text:p>1.86294117647059</text:p>
              </table:table-cell>
              <table:table-cell office:value-type="float" office:value="17.4798180208978">
                <text:p>17.4798180208978</text:p>
              </table:table-cell>
            </table:table-row>
            <table:table-row>
              <table:table-cell office:value-type="float" office:value="1.88411764705882">
                <text:p>1.88411764705882</text:p>
              </table:table-cell>
              <table:table-cell office:value-type="float" office:value="12.1868224373551">
                <text:p>12.1868224373551</text:p>
              </table:table-cell>
            </table:table-row>
            <table:table-row>
              <table:table-cell office:value-type="float" office:value="1.90529411764706">
                <text:p>1.90529411764706</text:p>
              </table:table-cell>
              <table:table-cell office:value-type="float" office:value="7.60360450604245">
                <text:p>7.60360450604245</text:p>
              </table:table-cell>
            </table:table-row>
            <table:table-row>
              <table:table-cell office:value-type="float" office:value="1.92647058823529">
                <text:p>1.92647058823529</text:p>
              </table:table-cell>
              <table:table-cell office:value-type="float" office:value="4.24542974798592">
                <text:p>4.24542974798592</text:p>
              </table:table-cell>
            </table:table-row>
            <table:table-row>
              <table:table-cell office:value-type="float" office:value="1.94764705882353">
                <text:p>1.94764705882353</text:p>
              </table:table-cell>
              <table:table-cell office:value-type="float" office:value="2.12126056334359">
                <text:p>2.12126056334359</text:p>
              </table:table-cell>
            </table:table-row>
            <table:table-row>
              <table:table-cell office:value-type="float" office:value="1.96882352941177">
                <text:p>1.96882352941177</text:p>
              </table:table-cell>
              <table:table-cell office:value-type="float" office:value="0.948490974978">
                <text:p>0.948490974978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0.379520576602821">
                <text:p>0.3795205766028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